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BD000004387DB4AC19AD2689AA.jpg" manifest:media-type="image/jpeg"/>
  <manifest:file-entry manifest:full-path="Pictures/100000000000078000000438BA55E9F004206A4F.jpg" manifest:media-type="image/jpeg"/>
  <manifest:file-entry manifest:full-path="Pictures/1000000000000780000004381C3E26FDA71852D2.jpg" manifest:media-type="image/jpeg"/>
  <manifest:file-entry manifest:full-path="Pictures/1000000000000780000003ADE798AE30879ACB2F.jpg" manifest:media-type="image/jpeg"/>
  <manifest:file-entry manifest:full-path="Pictures/1000000000000780000003AD1F13E9581AC4EA6C.jpg" manifest:media-type="image/jpeg"/>
  <manifest:file-entry manifest:full-path="Pictures/10000001000007BB000001C7F060985654284667.png" manifest:media-type="image/png"/>
  <manifest:file-entry manifest:full-path="Pictures/1000000000000780000004382EBF9976E1C97740.jpg" manifest:media-type="image/jpeg"/>
  <manifest:file-entry manifest:full-path="Pictures/1000000000000780000004380DF0A53E8ADE8ACE.jpg" manifest:media-type="image/jpeg"/>
  <manifest:file-entry manifest:full-path="Pictures/10000000000007800000005FEBF1798927519FC4.jpg" manifest:media-type="image/jpeg"/>
  <manifest:file-entry manifest:full-path="Pictures/1000000000000780000003AD0A76FCB017BA7C37.jpg" manifest:media-type="image/jpeg"/>
  <manifest:file-entry manifest:full-path="Pictures/10000001000007BB000001C75AD6A3235B7BBEC5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Narrow" svg:font-family="'Arial Narrow'"/>
    <style:font-face style:name="Arial Narrow1" svg:font-family="'Arial Narrow'" style:font-pitch="variable"/>
    <style:font-face style:name="Arial1" svg:font-family="Arial" style:font-pitch="variable"/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ヒラギノ角ゴ Pro W3" svg:font-family="'ヒラギノ角ゴ Pro W3'"/>
    <style:font-face style:name="ヒラギノ角ゴ Pro W31" svg:font-family="'ヒラギノ角ゴ Pro W3'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solid" draw:fill-color="#edefe9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iapo_20_Section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Diapo_20_Sec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Diapo_20_Section-notes">
      <style:graphic-properties draw:fill-color="#ffffff" fo:min-height="12.572cm"/>
      <style:paragraph-properties style:writing-mode="lr-tb"/>
    </style:style>
    <style:style style:name="pr4" style:family="presentation" style:parent-style-name="Diapo_20_avec_20_puce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Diapo_20_avec_20_puc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Diapo_20_avec_20_puce-notes">
      <style:graphic-properties draw:fill-color="#ffffff" fo:min-height="12.572cm"/>
      <style:paragraph-properties style:writing-mode="lr-tb"/>
    </style:style>
    <style:style style:name="pr7" style:family="presentation" style:parent-style-name="Diapo_20_texte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Diapo_20_tex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Diapo_20_texte-notes">
      <style:graphic-properties draw:fill-color="#ffffff" fo:min-height="12.572cm"/>
      <style:paragraph-properties style:writing-mode="lr-tb"/>
    </style:style>
    <style:style style:name="pr10" style:family="presentation" style:parent-style-name="Diapo_20_avec_20_puce_20_et_20_photo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Diapo_20_avec_20_puce_20_et_20_phot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Diapo_20_avec_20_puce_20_et_20_photo-notes">
      <style:graphic-properties draw:fill-color="#ffffff" fo:min-height="12.572cm"/>
      <style:paragraph-properties style:writing-mode="lr-tb"/>
    </style:style>
    <style:style style:name="pr13" style:family="presentation" style:parent-style-name="Diapo_20_avec_20_puce_20_et_20_encadre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Diapo_20_avec_20_puce_20_et_20_encadr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Diapo_20_avec_20_puce_20_et_20_encadre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center" style:font-independent-line-spacing="true"/>
      <style:text-properties fo:font-size="40pt"/>
    </style:style>
    <style:style style:name="P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29pt"/>
    </style:style>
    <style:style style:name="P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10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edefe9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fo:background-color="transparent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P12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22pt"/>
    </style:style>
    <style:style style:name="T1" style:family="text">
      <style:text-properties fo:text-transform="uppercase" fo:color="#48695c" loext:opacity="100%" style:text-outline="false" style:text-line-through-style="none" style:text-line-through-type="none" style:text-position="0% 100%" style:font-name="Arial Narrow" fo:font-size="21pt" fo:letter-spacing="normal" fo:language="fr" fo:country="FR" fo:font-style="normal" style:text-underline-style="none" fo:font-weight="bold" fo:background-color="transparent" style:font-name-asian="ＭＳ Ｐゴシック1" style:font-size-asian="21pt" style:font-style-asian="normal" style:font-weight-asian="bold" style:font-name-complex="Arial Narrow" style:font-size-complex="21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18pt" fo:letter-spacing="normal" fo:language="fr" fo:country="FR" fo:font-style="normal" style:text-underline-style="none" fo:font-weight="normal" fo:background-color="transparent" style:font-name-asian="Arial Narrow" style:font-size-asian="18pt" style:font-style-asian="normal" style:font-weight-asian="normal" style:font-name-complex="Arial Narrow" style:font-size-complex="18pt" style:font-style-complex="normal" style:font-weight-complex="normal"/>
    </style:style>
    <style:style style:name="T3" style:family="text">
      <style:text-properties fo:text-transform="uppercase" fo:color="#48695c" loext:opacity="100%" style:text-outline="false" style:text-line-through-style="none" style:text-line-through-type="none" style:text-position="0% 100%" style:font-name="Arial Narrow" fo:font-size="29pt" fo:letter-spacing="normal" fo:language="fr" fo:country="FR" fo:font-style="normal" style:text-underline-style="none" fo:font-weight="bold" fo:background-color="transparent" style:font-name-asian="ＭＳ Ｐゴシック1" style:font-size-asian="29pt" style:font-style-asian="normal" style:font-weight-asian="bold" style:font-name-complex="Arial Narrow" style:font-size-complex="29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5pt" fo:letter-spacing="normal" fo:language="fr" fo:country="FR" fo:font-style="normal" style:text-underline-style="none" fo:font-weight="normal" fo:background-color="transparent" style:font-name-asian="ＭＳ Ｐゴシック1" style:font-size-asian="25pt" style:font-style-asian="normal" style:font-weight-asian="normal" style:font-name-complex="ＭＳ Ｐゴシック1" style:font-size-complex="25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fo:background-color="transparent" style:font-name-asian="ＭＳ Ｐゴシック1" style:font-size-asian="22pt" style:font-style-asian="normal" style:font-weight-asian="normal" style:font-name-complex="ＭＳ Ｐゴシック1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OpenSymbol" fo:color="#00b05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re ici (7)" draw:style-name="dp1" draw:master-page-name="Diapo_20_Section">
        <draw:frame draw:name="Titre 1" presentation:style-name="pr1" draw:text-style-name="P2" draw:layer="layout" svg:width="17.801cm" svg:height="4.32cm" svg:x="6.699cm" svg:y="1.543cm" presentation:class="title" presentation:user-transformed="true">
          <draw:text-box>
            <text:p text:style-name="P1"><text:span text:style-name="T1">Estimation de l’état fondamental du modèle de Heisenberg sur le réseau kagome avec un algorithme variationnel quantique</text:span></text:p>
          </draw:text-box>
        </draw:frame>
        <draw:frame draw:name="Espace réservé du texte 2" presentation:style-name="pr2" draw:text-style-name="P4" draw:layer="layout" svg:width="17.801cm" svg:height="1.501cm" svg:x="6.698cm" svg:y="6.999cm" presentation:class="outline" presentation:user-transformed="true">
          <draw:text-box>
            <text:p text:style-name="P3"><text:span text:style-name="T2">Projet d’initiation à la recherche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itre ici (8)" draw:style-name="dp1" draw:master-page-name="Diapo_20_avec_20_puce">
        <draw:frame draw:name="Titre 1" presentation:style-name="pr4" draw:text-style-name="P7" draw:layer="layout" svg:width="23.602cm" svg:height="1.428cm" svg:x="1.299cm" svg:y="1.772cm" presentation:class="title" presentation:user-transformed="true">
          <draw:text-box>
            <text:p text:style-name="P6"><text:span text:style-name="T3">Titre ici</text:span></text:p>
          </draw:text-box>
        </draw:frame>
        <draw:frame draw:name="Espace réservé du contenu 2" presentation:style-name="pr5" draw:text-style-name="P9" draw:layer="layout" svg:width="23.401cm" svg:height="8.989cm" svg:x="1.299cm" svg:y="3.355cm" presentation:class="outline" presentation:user-transformed="true">
          <draw:text-box>
            <text:list text:style-name="L3">
              <text:list-item>
                <text:p text:style-name="P8"><text:span text:style-name="T4">Texte à puc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itre ici (9)" draw:style-name="dp1" draw:master-page-name="Diapo_20_texte">
        <draw:frame draw:name="Titre 1" presentation:style-name="pr7" draw:text-style-name="P7" draw:layer="layout" svg:width="23.602cm" svg:height="1.428cm" svg:x="1.299cm" svg:y="1.772cm" presentation:class="title" presentation:user-transformed="true">
          <draw:text-box>
            <text:p text:style-name="P6"><text:span text:style-name="T3">Titre ici</text:span></text:p>
          </draw:text-box>
        </draw:frame>
        <draw:frame draw:name="Espace réservé du contenu 2" presentation:style-name="pr8" draw:text-style-name="P9" draw:layer="layout" svg:width="23.401cm" svg:height="8.989cm" svg:x="1.299cm" svg:y="3.355cm" presentation:class="outline" presentation:user-transformed="true">
          <draw:text-box>
            <text:p text:style-name="P10"><text:span text:style-name="T4">Texte sans puc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xte ici" draw:style-name="dp1" draw:master-page-name="Diapo_20_avec_20_puce_20_et_20_photo">
        <draw:frame draw:name="Titre 1" presentation:style-name="pr10" draw:text-style-name="P7" draw:layer="layout" svg:width="23.602cm" svg:height="1.428cm" svg:x="1.299cm" svg:y="1.772cm" presentation:class="title" presentation:user-transformed="true">
          <draw:text-box>
            <text:p text:style-name="P6"><text:span text:style-name="T3">Texte ici</text:span></text:p>
          </draw:text-box>
        </draw:frame>
        <draw:frame draw:name="Espace réservé du contenu 2" presentation:style-name="pr11" draw:text-style-name="P9" draw:layer="layout" svg:width="19.401cm" svg:height="8.989cm" svg:x="1.299cm" svg:y="3.355cm" presentation:class="outline" presentation:user-transformed="true">
          <draw:text-box>
            <text:list text:style-name="L3">
              <text:list-item>
                <text:p text:style-name="P8"><text:span text:style-name="T4">Texte à puc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itre ici (10)" draw:style-name="dp1" draw:master-page-name="Diapo_20_avec_20_puce_20_et_20_encadre">
        <draw:custom-shape draw:name="Rectangle 7" draw:style-name="gr2" draw:text-style-name="P11" draw:layer="layout" svg:width="6.8cm" svg:height="7.619cm" svg:x="17.899cm" svg:y="3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4" presentation:style-name="pr13" draw:text-style-name="P7" draw:layer="layout" svg:width="23.602cm" svg:height="1.428cm" svg:x="1.299cm" svg:y="1.772cm" presentation:class="title" presentation:user-transformed="true">
          <draw:text-box>
            <text:p text:style-name="P6"><text:span text:style-name="T3">Titre ici</text:span></text:p>
          </draw:text-box>
        </draw:frame>
        <draw:frame draw:name="Espace réservé du contenu 5" presentation:style-name="pr14" draw:text-style-name="P9" draw:layer="layout" svg:width="15.601cm" svg:height="8.993cm" svg:x="1.299cm" svg:y="3.35cm" presentation:class="outline" presentation:user-transformed="true">
          <draw:text-box>
            <text:list text:style-name="L3">
              <text:list-item>
                <text:p text:style-name="P8"><text:span text:style-name="T4">Texte avec puce</text:span></text:p>
              </text:list-item>
            </text:list>
          </draw:text-box>
        </draw:frame>
        <draw:frame draw:name="Espace réservé du contenu 6" presentation:style-name="pr14" draw:text-style-name="P13" draw:layer="layout" svg:width="5.886cm" svg:height="3.356cm" svg:x="18.215cm" svg:y="3.949cm" presentation:class="outline" presentation:user-transformed="true">
          <draw:text-box>
            <text:p text:style-name="P12"><text:span text:style-name="T5">Texte en <text:s/>encadré ic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1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Narrow" svg:font-family="'Arial Narrow'"/>
    <style:font-face style:name="Arial Narrow1" svg:font-family="'Arial Narrow'" style:font-pitch="variable"/>
    <style:font-face style:name="Arial1" svg:font-family="Arial" style:font-pitch="variable"/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ヒラギノ角ゴ Pro W3" svg:font-family="'ヒラギノ角ゴ Pro W3'"/>
    <style:font-face style:name="ヒラギノ角ゴ Pro W31" svg:font-family="'ヒラギノ角ゴ Pro W3'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fr" fo:country="CA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_20_Titre_20_1-background" style:display-name="Diapo Titre 1-background" style:family="presentation">
      <style:graphic-properties draw:stroke="none" draw:fill="solid" draw:fill-color="#ffffff"/>
      <style:text-properties style:letter-kerning="true"/>
    </style:style>
    <style:style style:name="Diapo_20_Titre_20_1-backgroundobjects" style:display-name="Diapo Titr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_20_Titre_20_1-notes" style:display-name="Diapo Titr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_20_Titre_20_1-outline1" style:display-name="Diapo Titre 1-outline1" style:family="presentation">
      <style:graphic-properties draw:stroke="none" draw:fill="none" draw:auto-grow-height="false" draw:fit-to-size="false" style:shrink-to-fit="true" style:writing-mode="lr-tb">
        <text:list-style style:name="Diapo_20_Titre_20_1-outline1" style:display-name="Diapo Titre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5pt" fo:letter-spacing="normal" fo:language="fr" fo:country="FR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5pt" style:font-style-asian="normal" style:font-weight-asian="normal" style:font-name-complex="ＭＳ Ｐゴシック1" style:font-family-complex="'ＭＳ Ｐゴシック'" style:font-size-complex="25pt" style:font-style-complex="normal" style:font-weight-complex="normal" style:text-emphasize="none" style:font-relief="none" style:text-overline-style="none" style:text-overline-color="font-color"/>
    </style:style>
    <style:style style:name="Diapo_20_Titre_20_1-outline2" style:display-name="Diapo Titre 1-outline2" style:family="presentation" style:parent-style-name="Diapo_20_Titre_20_1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name-asian="ヒラギノ角ゴ Pro W3" style:font-family-asian="'ヒラギノ角ゴ Pro W3'" style:font-size-asian="22pt" style:font-style-asian="normal" style:font-weight-asian="normal" style:font-name-complex="ヒラギノ角ゴ Pro W3" style:font-family-complex="'ヒラギノ角ゴ Pro W3'" style:font-size-complex="22pt" style:font-style-complex="normal" style:font-weight-complex="normal"/>
    </style:style>
    <style:style style:name="Diapo_20_Titre_20_1-outline3" style:display-name="Diapo Titre 1-outline3" style:family="presentation" style:parent-style-name="Diapo_20_Titre_20_1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name-asian="ヒラギノ角ゴ Pro W3" style:font-family-asian="'ヒラギノ角ゴ Pro W3'" style:font-size-asian="22pt" style:font-style-asian="normal" style:font-weight-asian="normal" style:font-name-complex="ＭＳ Ｐゴシック1" style:font-family-complex="'ＭＳ Ｐゴシック'" style:font-size-complex="22pt" style:font-style-complex="normal" style:font-weight-complex="normal"/>
    </style:style>
    <style:style style:name="Diapo_20_Titre_20_1-outline4" style:display-name="Diapo Titre 1-outline4" style:family="presentation" style:parent-style-name="Diapo_20_Titre_20_1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name-asian="ヒラギノ角ゴ Pro W3" style:font-family-asian="'ヒラギノ角ゴ Pro W3'" style:font-size-asian="22pt" style:font-style-asian="normal" style:font-weight-asian="normal" style:font-name-complex="ＭＳ Ｐゴシック1" style:font-family-complex="'ＭＳ Ｐゴシック'" style:font-size-complex="22pt" style:font-style-complex="normal" style:font-weight-complex="normal"/>
    </style:style>
    <style:style style:name="Diapo_20_Titre_20_1-outline5" style:display-name="Diapo Titre 1-outline5" style:family="presentation" style:parent-style-name="Diapo_20_Titre_20_1-outline4">
      <style:paragraph-properties fo:margin-top="0.1cm" fo:margin-bottom="0cm"/>
      <style:text-properties fo:font-size="20pt" style:font-size-asian="20pt" style:font-size-complex="20pt"/>
    </style:style>
    <style:style style:name="Diapo_20_Titre_20_1-outline6" style:display-name="Diapo Titre 1-outline6" style:family="presentation" style:parent-style-name="Diapo_20_Titre_20_1-outline5">
      <style:paragraph-properties fo:margin-top="0.1cm" fo:margin-bottom="0cm"/>
      <style:text-properties fo:font-size="20pt" style:font-size-asian="20pt" style:font-size-complex="20pt"/>
    </style:style>
    <style:style style:name="Diapo_20_Titre_20_1-outline7" style:display-name="Diapo Titre 1-outline7" style:family="presentation" style:parent-style-name="Diapo_20_Titre_20_1-outline6">
      <style:paragraph-properties fo:margin-top="0.1cm" fo:margin-bottom="0cm"/>
      <style:text-properties fo:font-size="20pt" style:font-size-asian="20pt" style:font-size-complex="20pt"/>
    </style:style>
    <style:style style:name="Diapo_20_Titre_20_1-outline8" style:display-name="Diapo Titre 1-outline8" style:family="presentation" style:parent-style-name="Diapo_20_Titre_20_1-outline7">
      <style:paragraph-properties fo:margin-top="0.1cm" fo:margin-bottom="0cm"/>
      <style:text-properties fo:font-size="20pt" style:font-size-asian="20pt" style:font-size-complex="20pt"/>
    </style:style>
    <style:style style:name="Diapo_20_Titre_20_1-outline9" style:display-name="Diapo Titre 1-outline9" style:family="presentation" style:parent-style-name="Diapo_20_Titre_20_1-outline8">
      <style:paragraph-properties fo:margin-top="0.1cm" fo:margin-bottom="0cm"/>
      <style:text-properties fo:font-size="20pt" style:font-size-asian="20pt" style:font-size-complex="20pt"/>
    </style:style>
    <style:style style:name="Diapo_20_Titre_20_1-subtitle" style:display-name="Diapo Titre 1-subtitle" style:family="presentation">
      <style:graphic-properties draw:stroke="none" draw:fill="none" draw:textarea-vertical-align="middle">
        <text:list-style style:name="Diapo_20_Titre_20_1-subtitle" style:display-name="Diapo Titre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_20_Titre_20_1-title" style:display-name="Diapo Titre 1-title" style:family="presentation">
      <style:graphic-properties draw:stroke="none" draw:fill="none" draw:textarea-vertical-align="middle" style:writing-mode="lr-tb">
        <text:list-style style:name="Diapo_20_Titre_20_1-title" style:display-name="Diapo Titre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ＭＳ Ｐゴシック1" style:font-family-complex="'ＭＳ Ｐゴシック'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_20_Titre_20_2-background" style:display-name="Diapo Titre 2-background" style:family="presentation">
      <style:graphic-properties draw:stroke="none" draw:fill="solid" draw:fill-color="#ffffff"/>
      <style:text-properties style:letter-kerning="true"/>
    </style:style>
    <style:style style:name="Diapo_20_Titre_20_2-backgroundobjects" style:display-name="Diapo Titr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_20_Titre_20_2-notes" style:display-name="Diapo Titr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_20_Titre_20_2-outline1" style:display-name="Diapo Titre 2-outline1" style:family="presentation">
      <style:graphic-properties draw:stroke="none" draw:fill="none" draw:auto-grow-height="false" draw:fit-to-size="false" style:shrink-to-fit="true" style:writing-mode="lr-tb">
        <text:list-style style:name="Diapo_20_Titre_20_2-outline1" style:display-name="Diapo Titre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5pt" fo:letter-spacing="normal" fo:language="fr" fo:country="FR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5pt" style:font-style-asian="normal" style:font-weight-asian="normal" style:font-name-complex="ＭＳ Ｐゴシック1" style:font-family-complex="'ＭＳ Ｐゴシック'" style:font-size-complex="25pt" style:font-style-complex="normal" style:font-weight-complex="normal" style:text-emphasize="none" style:font-relief="none" style:text-overline-style="none" style:text-overline-color="font-color"/>
    </style:style>
    <style:style style:name="Diapo_20_Titre_20_2-outline2" style:display-name="Diapo Titre 2-outline2" style:family="presentation" style:parent-style-name="Diapo_20_Titre_20_2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name-asian="ヒラギノ角ゴ Pro W3" style:font-family-asian="'ヒラギノ角ゴ Pro W3'" style:font-size-asian="22pt" style:font-style-asian="normal" style:font-weight-asian="normal" style:font-name-complex="ヒラギノ角ゴ Pro W3" style:font-family-complex="'ヒラギノ角ゴ Pro W3'" style:font-size-complex="22pt" style:font-style-complex="normal" style:font-weight-complex="normal"/>
    </style:style>
    <style:style style:name="Diapo_20_Titre_20_2-outline3" style:display-name="Diapo Titre 2-outline3" style:family="presentation" style:parent-style-name="Diapo_20_Titre_20_2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name-asian="ヒラギノ角ゴ Pro W3" style:font-family-asian="'ヒラギノ角ゴ Pro W3'" style:font-size-asian="22pt" style:font-style-asian="normal" style:font-weight-asian="normal" style:font-name-complex="ＭＳ Ｐゴシック1" style:font-family-complex="'ＭＳ Ｐゴシック'" style:font-size-complex="22pt" style:font-style-complex="normal" style:font-weight-complex="normal"/>
    </style:style>
    <style:style style:name="Diapo_20_Titre_20_2-outline4" style:display-name="Diapo Titre 2-outline4" style:family="presentation" style:parent-style-name="Diapo_20_Titre_20_2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name-asian="ヒラギノ角ゴ Pro W3" style:font-family-asian="'ヒラギノ角ゴ Pro W3'" style:font-size-asian="22pt" style:font-style-asian="normal" style:font-weight-asian="normal" style:font-name-complex="ＭＳ Ｐゴシック1" style:font-family-complex="'ＭＳ Ｐゴシック'" style:font-size-complex="22pt" style:font-style-complex="normal" style:font-weight-complex="normal"/>
    </style:style>
    <style:style style:name="Diapo_20_Titre_20_2-outline5" style:display-name="Diapo Titre 2-outline5" style:family="presentation" style:parent-style-name="Diapo_20_Titre_20_2-outline4">
      <style:paragraph-properties fo:margin-top="0.1cm" fo:margin-bottom="0cm"/>
      <style:text-properties fo:font-size="20pt" style:font-size-asian="20pt" style:font-size-complex="20pt"/>
    </style:style>
    <style:style style:name="Diapo_20_Titre_20_2-outline6" style:display-name="Diapo Titre 2-outline6" style:family="presentation" style:parent-style-name="Diapo_20_Titre_20_2-outline5">
      <style:paragraph-properties fo:margin-top="0.1cm" fo:margin-bottom="0cm"/>
      <style:text-properties fo:font-size="20pt" style:font-size-asian="20pt" style:font-size-complex="20pt"/>
    </style:style>
    <style:style style:name="Diapo_20_Titre_20_2-outline7" style:display-name="Diapo Titre 2-outline7" style:family="presentation" style:parent-style-name="Diapo_20_Titre_20_2-outline6">
      <style:paragraph-properties fo:margin-top="0.1cm" fo:margin-bottom="0cm"/>
      <style:text-properties fo:font-size="20pt" style:font-size-asian="20pt" style:font-size-complex="20pt"/>
    </style:style>
    <style:style style:name="Diapo_20_Titre_20_2-outline8" style:display-name="Diapo Titre 2-outline8" style:family="presentation" style:parent-style-name="Diapo_20_Titre_20_2-outline7">
      <style:paragraph-properties fo:margin-top="0.1cm" fo:margin-bottom="0cm"/>
      <style:text-properties fo:font-size="20pt" style:font-size-asian="20pt" style:font-size-complex="20pt"/>
    </style:style>
    <style:style style:name="Diapo_20_Titre_20_2-outline9" style:display-name="Diapo Titre 2-outline9" style:family="presentation" style:parent-style-name="Diapo_20_Titre_20_2-outline8">
      <style:paragraph-properties fo:margin-top="0.1cm" fo:margin-bottom="0cm"/>
      <style:text-properties fo:font-size="20pt" style:font-size-asian="20pt" style:font-size-complex="20pt"/>
    </style:style>
    <style:style style:name="Diapo_20_Titre_20_2-subtitle" style:display-name="Diapo Titre 2-subtitle" style:family="presentation">
      <style:graphic-properties draw:stroke="none" draw:fill="none" draw:textarea-vertical-align="middle">
        <text:list-style style:name="Diapo_20_Titre_20_2-subtitle" style:display-name="Diapo Titre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_20_Titre_20_2-title" style:display-name="Diapo Titre 2-title" style:family="presentation">
      <style:graphic-properties draw:stroke="none" draw:fill="none" draw:textarea-vertical-align="middle" style:writing-mode="lr-tb">
        <text:list-style style:name="Diapo_20_Titre_20_2-title" style:display-name="Diapo Titre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ＭＳ Ｐゴシック1" style:font-family-complex="'ＭＳ Ｐゴシック'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_20_Titre_20_3-background" style:display-name="Diapo Titre 3-background" style:family="presentation">
      <style:graphic-properties draw:stroke="none" draw:fill="solid" draw:fill-color="#ffffff"/>
      <style:text-properties style:letter-kerning="true"/>
    </style:style>
    <style:style style:name="Diapo_20_Titre_20_3-backgroundobjects" style:display-name="Diapo Titre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_20_Titre_20_3-notes" style:display-name="Diapo Titre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_20_Titre_20_3-outline1" style:display-name="Diapo Titre 3-outline1" style:family="presentation">
      <style:graphic-properties draw:stroke="none" draw:fill="none" draw:auto-grow-height="false" draw:fit-to-size="false" style:shrink-to-fit="true" style:writing-mode="lr-tb">
        <text:list-style style:name="Diapo_20_Titre_20_3-outline1" style:display-name="Diapo Titre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5pt" fo:letter-spacing="normal" fo:language="fr" fo:country="FR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5pt" style:font-style-asian="normal" style:font-weight-asian="normal" style:font-name-complex="ＭＳ Ｐゴシック1" style:font-family-complex="'ＭＳ Ｐゴシック'" style:font-size-complex="25pt" style:font-style-complex="normal" style:font-weight-complex="normal" style:text-emphasize="none" style:font-relief="none" style:text-overline-style="none" style:text-overline-color="font-color"/>
    </style:style>
    <style:style style:name="Diapo_20_Titre_20_3-outline2" style:display-name="Diapo Titre 3-outline2" style:family="presentation" style:parent-style-name="Diapo_20_Titre_20_3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name-asian="ヒラギノ角ゴ Pro W3" style:font-family-asian="'ヒラギノ角ゴ Pro W3'" style:font-size-asian="22pt" style:font-style-asian="normal" style:font-weight-asian="normal" style:font-name-complex="ヒラギノ角ゴ Pro W3" style:font-family-complex="'ヒラギノ角ゴ Pro W3'" style:font-size-complex="22pt" style:font-style-complex="normal" style:font-weight-complex="normal"/>
    </style:style>
    <style:style style:name="Diapo_20_Titre_20_3-outline3" style:display-name="Diapo Titre 3-outline3" style:family="presentation" style:parent-style-name="Diapo_20_Titre_20_3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name-asian="ヒラギノ角ゴ Pro W3" style:font-family-asian="'ヒラギノ角ゴ Pro W3'" style:font-size-asian="22pt" style:font-style-asian="normal" style:font-weight-asian="normal" style:font-name-complex="ＭＳ Ｐゴシック1" style:font-family-complex="'ＭＳ Ｐゴシック'" style:font-size-complex="22pt" style:font-style-complex="normal" style:font-weight-complex="normal"/>
    </style:style>
    <style:style style:name="Diapo_20_Titre_20_3-outline4" style:display-name="Diapo Titre 3-outline4" style:family="presentation" style:parent-style-name="Diapo_20_Titre_20_3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name-asian="ヒラギノ角ゴ Pro W3" style:font-family-asian="'ヒラギノ角ゴ Pro W3'" style:font-size-asian="22pt" style:font-style-asian="normal" style:font-weight-asian="normal" style:font-name-complex="ＭＳ Ｐゴシック1" style:font-family-complex="'ＭＳ Ｐゴシック'" style:font-size-complex="22pt" style:font-style-complex="normal" style:font-weight-complex="normal"/>
    </style:style>
    <style:style style:name="Diapo_20_Titre_20_3-outline5" style:display-name="Diapo Titre 3-outline5" style:family="presentation" style:parent-style-name="Diapo_20_Titre_20_3-outline4">
      <style:paragraph-properties fo:margin-top="0.1cm" fo:margin-bottom="0cm"/>
      <style:text-properties fo:font-size="20pt" style:font-size-asian="20pt" style:font-size-complex="20pt"/>
    </style:style>
    <style:style style:name="Diapo_20_Titre_20_3-outline6" style:display-name="Diapo Titre 3-outline6" style:family="presentation" style:parent-style-name="Diapo_20_Titre_20_3-outline5">
      <style:paragraph-properties fo:margin-top="0.1cm" fo:margin-bottom="0cm"/>
      <style:text-properties fo:font-size="20pt" style:font-size-asian="20pt" style:font-size-complex="20pt"/>
    </style:style>
    <style:style style:name="Diapo_20_Titre_20_3-outline7" style:display-name="Diapo Titre 3-outline7" style:family="presentation" style:parent-style-name="Diapo_20_Titre_20_3-outline6">
      <style:paragraph-properties fo:margin-top="0.1cm" fo:margin-bottom="0cm"/>
      <style:text-properties fo:font-size="20pt" style:font-size-asian="20pt" style:font-size-complex="20pt"/>
    </style:style>
    <style:style style:name="Diapo_20_Titre_20_3-outline8" style:display-name="Diapo Titre 3-outline8" style:family="presentation" style:parent-style-name="Diapo_20_Titre_20_3-outline7">
      <style:paragraph-properties fo:margin-top="0.1cm" fo:margin-bottom="0cm"/>
      <style:text-properties fo:font-size="20pt" style:font-size-asian="20pt" style:font-size-complex="20pt"/>
    </style:style>
    <style:style style:name="Diapo_20_Titre_20_3-outline9" style:display-name="Diapo Titre 3-outline9" style:family="presentation" style:parent-style-name="Diapo_20_Titre_20_3-outline8">
      <style:paragraph-properties fo:margin-top="0.1cm" fo:margin-bottom="0cm"/>
      <style:text-properties fo:font-size="20pt" style:font-size-asian="20pt" style:font-size-complex="20pt"/>
    </style:style>
    <style:style style:name="Diapo_20_Titre_20_3-subtitle" style:display-name="Diapo Titre 3-subtitle" style:family="presentation">
      <style:graphic-properties draw:stroke="none" draw:fill="none" draw:textarea-vertical-align="middle">
        <text:list-style style:name="Diapo_20_Titre_20_3-subtitle" style:display-name="Diapo Titre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_20_Titre_20_3-title" style:display-name="Diapo Titre 3-title" style:family="presentation">
      <style:graphic-properties draw:stroke="none" draw:fill="none" draw:textarea-vertical-align="middle" style:writing-mode="lr-tb">
        <text:list-style style:name="Diapo_20_Titre_20_3-title" style:display-name="Diapo Titre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ＭＳ Ｐゴシック1" style:font-family-complex="'ＭＳ Ｐゴシック'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_20_Titre_20_4-background" style:display-name="Diapo Titre 4-background" style:family="presentation">
      <style:graphic-properties draw:stroke="none" draw:fill="solid" draw:fill-color="#ffffff"/>
      <style:text-properties style:letter-kerning="true"/>
    </style:style>
    <style:style style:name="Diapo_20_Titre_20_4-backgroundobjects" style:display-name="Diapo Titre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_20_Titre_20_4-notes" style:display-name="Diapo Titre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_20_Titre_20_4-outline1" style:display-name="Diapo Titre 4-outline1" style:family="presentation">
      <style:graphic-properties draw:stroke="none" draw:fill="none" draw:auto-grow-height="false" draw:fit-to-size="false" style:shrink-to-fit="true" style:writing-mode="lr-tb">
        <text:list-style style:name="Diapo_20_Titre_20_4-outline1" style:display-name="Diapo Titre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5pt" fo:letter-spacing="normal" fo:language="fr" fo:country="FR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5pt" style:font-style-asian="normal" style:font-weight-asian="normal" style:font-name-complex="ＭＳ Ｐゴシック1" style:font-family-complex="'ＭＳ Ｐゴシック'" style:font-size-complex="25pt" style:font-style-complex="normal" style:font-weight-complex="normal" style:text-emphasize="none" style:font-relief="none" style:text-overline-style="none" style:text-overline-color="font-color"/>
    </style:style>
    <style:style style:name="Diapo_20_Titre_20_4-outline2" style:display-name="Diapo Titre 4-outline2" style:family="presentation" style:parent-style-name="Diapo_20_Titre_20_4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name-asian="ヒラギノ角ゴ Pro W3" style:font-family-asian="'ヒラギノ角ゴ Pro W3'" style:font-size-asian="22pt" style:font-style-asian="normal" style:font-weight-asian="normal" style:font-name-complex="ヒラギノ角ゴ Pro W3" style:font-family-complex="'ヒラギノ角ゴ Pro W3'" style:font-size-complex="22pt" style:font-style-complex="normal" style:font-weight-complex="normal"/>
    </style:style>
    <style:style style:name="Diapo_20_Titre_20_4-outline3" style:display-name="Diapo Titre 4-outline3" style:family="presentation" style:parent-style-name="Diapo_20_Titre_20_4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name-asian="ヒラギノ角ゴ Pro W3" style:font-family-asian="'ヒラギノ角ゴ Pro W3'" style:font-size-asian="22pt" style:font-style-asian="normal" style:font-weight-asian="normal" style:font-name-complex="ＭＳ Ｐゴシック1" style:font-family-complex="'ＭＳ Ｐゴシック'" style:font-size-complex="22pt" style:font-style-complex="normal" style:font-weight-complex="normal"/>
    </style:style>
    <style:style style:name="Diapo_20_Titre_20_4-outline4" style:display-name="Diapo Titre 4-outline4" style:family="presentation" style:parent-style-name="Diapo_20_Titre_20_4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name-asian="ヒラギノ角ゴ Pro W3" style:font-family-asian="'ヒラギノ角ゴ Pro W3'" style:font-size-asian="22pt" style:font-style-asian="normal" style:font-weight-asian="normal" style:font-name-complex="ＭＳ Ｐゴシック1" style:font-family-complex="'ＭＳ Ｐゴシック'" style:font-size-complex="22pt" style:font-style-complex="normal" style:font-weight-complex="normal"/>
    </style:style>
    <style:style style:name="Diapo_20_Titre_20_4-outline5" style:display-name="Diapo Titre 4-outline5" style:family="presentation" style:parent-style-name="Diapo_20_Titre_20_4-outline4">
      <style:paragraph-properties fo:margin-top="0.1cm" fo:margin-bottom="0cm"/>
      <style:text-properties fo:font-size="20pt" style:font-size-asian="20pt" style:font-size-complex="20pt"/>
    </style:style>
    <style:style style:name="Diapo_20_Titre_20_4-outline6" style:display-name="Diapo Titre 4-outline6" style:family="presentation" style:parent-style-name="Diapo_20_Titre_20_4-outline5">
      <style:paragraph-properties fo:margin-top="0.1cm" fo:margin-bottom="0cm"/>
      <style:text-properties fo:font-size="20pt" style:font-size-asian="20pt" style:font-size-complex="20pt"/>
    </style:style>
    <style:style style:name="Diapo_20_Titre_20_4-outline7" style:display-name="Diapo Titre 4-outline7" style:family="presentation" style:parent-style-name="Diapo_20_Titre_20_4-outline6">
      <style:paragraph-properties fo:margin-top="0.1cm" fo:margin-bottom="0cm"/>
      <style:text-properties fo:font-size="20pt" style:font-size-asian="20pt" style:font-size-complex="20pt"/>
    </style:style>
    <style:style style:name="Diapo_20_Titre_20_4-outline8" style:display-name="Diapo Titre 4-outline8" style:family="presentation" style:parent-style-name="Diapo_20_Titre_20_4-outline7">
      <style:paragraph-properties fo:margin-top="0.1cm" fo:margin-bottom="0cm"/>
      <style:text-properties fo:font-size="20pt" style:font-size-asian="20pt" style:font-size-complex="20pt"/>
    </style:style>
    <style:style style:name="Diapo_20_Titre_20_4-outline9" style:display-name="Diapo Titre 4-outline9" style:family="presentation" style:parent-style-name="Diapo_20_Titre_20_4-outline8">
      <style:paragraph-properties fo:margin-top="0.1cm" fo:margin-bottom="0cm"/>
      <style:text-properties fo:font-size="20pt" style:font-size-asian="20pt" style:font-size-complex="20pt"/>
    </style:style>
    <style:style style:name="Diapo_20_Titre_20_4-subtitle" style:display-name="Diapo Titre 4-subtitle" style:family="presentation">
      <style:graphic-properties draw:stroke="none" draw:fill="none" draw:textarea-vertical-align="middle">
        <text:list-style style:name="Diapo_20_Titre_20_4-subtitle" style:display-name="Diapo Titre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_20_Titre_20_4-title" style:display-name="Diapo Titre 4-title" style:family="presentation">
      <style:graphic-properties draw:stroke="none" draw:fill="none" draw:textarea-vertical-align="middle" style:writing-mode="lr-tb">
        <text:list-style style:name="Diapo_20_Titre_20_4-title" style:display-name="Diapo Titre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ＭＳ Ｐゴシック1" style:font-family-complex="'ＭＳ Ｐゴシック'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_20_Titre_20_5-background" style:display-name="Diapo Titre 5-background" style:family="presentation">
      <style:graphic-properties draw:stroke="none" draw:fill="solid" draw:fill-color="#ffffff"/>
      <style:text-properties style:letter-kerning="true"/>
    </style:style>
    <style:style style:name="Diapo_20_Titre_20_5-backgroundobjects" style:display-name="Diapo Titre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_20_Titre_20_5-notes" style:display-name="Diapo Titre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_20_Titre_20_5-outline1" style:display-name="Diapo Titre 5-outline1" style:family="presentation">
      <style:graphic-properties draw:stroke="none" draw:fill="none" draw:auto-grow-height="false" draw:fit-to-size="false" style:shrink-to-fit="true" style:writing-mode="lr-tb">
        <text:list-style style:name="Diapo_20_Titre_20_5-outline1" style:display-name="Diapo Titre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5pt" fo:letter-spacing="normal" fo:language="fr" fo:country="FR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5pt" style:font-style-asian="normal" style:font-weight-asian="normal" style:font-name-complex="ＭＳ Ｐゴシック1" style:font-family-complex="'ＭＳ Ｐゴシック'" style:font-size-complex="25pt" style:font-style-complex="normal" style:font-weight-complex="normal" style:text-emphasize="none" style:font-relief="none" style:text-overline-style="none" style:text-overline-color="font-color"/>
    </style:style>
    <style:style style:name="Diapo_20_Titre_20_5-outline2" style:display-name="Diapo Titre 5-outline2" style:family="presentation" style:parent-style-name="Diapo_20_Titre_20_5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name-asian="ヒラギノ角ゴ Pro W3" style:font-family-asian="'ヒラギノ角ゴ Pro W3'" style:font-size-asian="22pt" style:font-style-asian="normal" style:font-weight-asian="normal" style:font-name-complex="ヒラギノ角ゴ Pro W3" style:font-family-complex="'ヒラギノ角ゴ Pro W3'" style:font-size-complex="22pt" style:font-style-complex="normal" style:font-weight-complex="normal"/>
    </style:style>
    <style:style style:name="Diapo_20_Titre_20_5-outline3" style:display-name="Diapo Titre 5-outline3" style:family="presentation" style:parent-style-name="Diapo_20_Titre_20_5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name-asian="ヒラギノ角ゴ Pro W3" style:font-family-asian="'ヒラギノ角ゴ Pro W3'" style:font-size-asian="22pt" style:font-style-asian="normal" style:font-weight-asian="normal" style:font-name-complex="ＭＳ Ｐゴシック1" style:font-family-complex="'ＭＳ Ｐゴシック'" style:font-size-complex="22pt" style:font-style-complex="normal" style:font-weight-complex="normal"/>
    </style:style>
    <style:style style:name="Diapo_20_Titre_20_5-outline4" style:display-name="Diapo Titre 5-outline4" style:family="presentation" style:parent-style-name="Diapo_20_Titre_20_5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name-asian="ヒラギノ角ゴ Pro W3" style:font-family-asian="'ヒラギノ角ゴ Pro W3'" style:font-size-asian="22pt" style:font-style-asian="normal" style:font-weight-asian="normal" style:font-name-complex="ＭＳ Ｐゴシック1" style:font-family-complex="'ＭＳ Ｐゴシック'" style:font-size-complex="22pt" style:font-style-complex="normal" style:font-weight-complex="normal"/>
    </style:style>
    <style:style style:name="Diapo_20_Titre_20_5-outline5" style:display-name="Diapo Titre 5-outline5" style:family="presentation" style:parent-style-name="Diapo_20_Titre_20_5-outline4">
      <style:paragraph-properties fo:margin-top="0.1cm" fo:margin-bottom="0cm"/>
      <style:text-properties fo:font-size="20pt" style:font-size-asian="20pt" style:font-size-complex="20pt"/>
    </style:style>
    <style:style style:name="Diapo_20_Titre_20_5-outline6" style:display-name="Diapo Titre 5-outline6" style:family="presentation" style:parent-style-name="Diapo_20_Titre_20_5-outline5">
      <style:paragraph-properties fo:margin-top="0.1cm" fo:margin-bottom="0cm"/>
      <style:text-properties fo:font-size="20pt" style:font-size-asian="20pt" style:font-size-complex="20pt"/>
    </style:style>
    <style:style style:name="Diapo_20_Titre_20_5-outline7" style:display-name="Diapo Titre 5-outline7" style:family="presentation" style:parent-style-name="Diapo_20_Titre_20_5-outline6">
      <style:paragraph-properties fo:margin-top="0.1cm" fo:margin-bottom="0cm"/>
      <style:text-properties fo:font-size="20pt" style:font-size-asian="20pt" style:font-size-complex="20pt"/>
    </style:style>
    <style:style style:name="Diapo_20_Titre_20_5-outline8" style:display-name="Diapo Titre 5-outline8" style:family="presentation" style:parent-style-name="Diapo_20_Titre_20_5-outline7">
      <style:paragraph-properties fo:margin-top="0.1cm" fo:margin-bottom="0cm"/>
      <style:text-properties fo:font-size="20pt" style:font-size-asian="20pt" style:font-size-complex="20pt"/>
    </style:style>
    <style:style style:name="Diapo_20_Titre_20_5-outline9" style:display-name="Diapo Titre 5-outline9" style:family="presentation" style:parent-style-name="Diapo_20_Titre_20_5-outline8">
      <style:paragraph-properties fo:margin-top="0.1cm" fo:margin-bottom="0cm"/>
      <style:text-properties fo:font-size="20pt" style:font-size-asian="20pt" style:font-size-complex="20pt"/>
    </style:style>
    <style:style style:name="Diapo_20_Titre_20_5-subtitle" style:display-name="Diapo Titre 5-subtitle" style:family="presentation">
      <style:graphic-properties draw:stroke="none" draw:fill="none" draw:textarea-vertical-align="middle">
        <text:list-style style:name="Diapo_20_Titre_20_5-subtitle" style:display-name="Diapo Titre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_20_Titre_20_5-title" style:display-name="Diapo Titre 5-title" style:family="presentation">
      <style:graphic-properties draw:stroke="none" draw:fill="none" draw:textarea-vertical-align="middle" style:writing-mode="lr-tb">
        <text:list-style style:name="Diapo_20_Titre_20_5-title" style:display-name="Diapo Titre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ＭＳ Ｐゴシック1" style:font-family-complex="'ＭＳ Ｐゴシック'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_20_photo-background" style:display-name="Diapo photo-background" style:family="presentation">
      <style:graphic-properties draw:stroke="none" draw:fill="solid" draw:fill-color="#ffffff"/>
      <style:text-properties style:letter-kerning="true"/>
    </style:style>
    <style:style style:name="Diapo_20_photo-backgroundobjects" style:display-name="Diapo ph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_20_photo-notes" style:display-name="Diapo ph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_20_photo-outline1" style:display-name="Diapo photo-outline1" style:family="presentation">
      <style:graphic-properties draw:stroke="none" draw:fill="none" draw:auto-grow-height="false" draw:fit-to-size="false" style:shrink-to-fit="true" style:writing-mode="lr-tb">
        <text:list-style style:name="Diapo_20_photo-outline1" style:display-name="Diapo pho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5pt" fo:letter-spacing="normal" fo:language="fr" fo:country="FR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5pt" style:font-style-asian="normal" style:font-weight-asian="normal" style:font-name-complex="ＭＳ Ｐゴシック1" style:font-family-complex="'ＭＳ Ｐゴシック'" style:font-size-complex="25pt" style:font-style-complex="normal" style:font-weight-complex="normal" style:text-emphasize="none" style:font-relief="none" style:text-overline-style="none" style:text-overline-color="font-color"/>
    </style:style>
    <style:style style:name="Diapo_20_photo-outline2" style:display-name="Diapo photo-outline2" style:family="presentation" style:parent-style-name="Diapo_20_phot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name-asian="ヒラギノ角ゴ Pro W3" style:font-family-asian="'ヒラギノ角ゴ Pro W3'" style:font-size-asian="22pt" style:font-style-asian="normal" style:font-weight-asian="normal" style:font-name-complex="ヒラギノ角ゴ Pro W3" style:font-family-complex="'ヒラギノ角ゴ Pro W3'" style:font-size-complex="22pt" style:font-style-complex="normal" style:font-weight-complex="normal"/>
    </style:style>
    <style:style style:name="Diapo_20_photo-outline3" style:display-name="Diapo photo-outline3" style:family="presentation" style:parent-style-name="Diapo_20_phot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name-asian="ヒラギノ角ゴ Pro W3" style:font-family-asian="'ヒラギノ角ゴ Pro W3'" style:font-size-asian="22pt" style:font-style-asian="normal" style:font-weight-asian="normal" style:font-name-complex="ＭＳ Ｐゴシック1" style:font-family-complex="'ＭＳ Ｐゴシック'" style:font-size-complex="22pt" style:font-style-complex="normal" style:font-weight-complex="normal"/>
    </style:style>
    <style:style style:name="Diapo_20_photo-outline4" style:display-name="Diapo photo-outline4" style:family="presentation" style:parent-style-name="Diapo_20_phot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name-asian="ヒラギノ角ゴ Pro W3" style:font-family-asian="'ヒラギノ角ゴ Pro W3'" style:font-size-asian="22pt" style:font-style-asian="normal" style:font-weight-asian="normal" style:font-name-complex="ＭＳ Ｐゴシック1" style:font-family-complex="'ＭＳ Ｐゴシック'" style:font-size-complex="22pt" style:font-style-complex="normal" style:font-weight-complex="normal"/>
    </style:style>
    <style:style style:name="Diapo_20_photo-outline5" style:display-name="Diapo photo-outline5" style:family="presentation" style:parent-style-name="Diapo_20_photo-outline4">
      <style:paragraph-properties fo:margin-top="0.1cm" fo:margin-bottom="0cm"/>
      <style:text-properties fo:font-size="20pt" style:font-size-asian="20pt" style:font-size-complex="20pt"/>
    </style:style>
    <style:style style:name="Diapo_20_photo-outline6" style:display-name="Diapo photo-outline6" style:family="presentation" style:parent-style-name="Diapo_20_photo-outline5">
      <style:paragraph-properties fo:margin-top="0.1cm" fo:margin-bottom="0cm"/>
      <style:text-properties fo:font-size="20pt" style:font-size-asian="20pt" style:font-size-complex="20pt"/>
    </style:style>
    <style:style style:name="Diapo_20_photo-outline7" style:display-name="Diapo photo-outline7" style:family="presentation" style:parent-style-name="Diapo_20_photo-outline6">
      <style:paragraph-properties fo:margin-top="0.1cm" fo:margin-bottom="0cm"/>
      <style:text-properties fo:font-size="20pt" style:font-size-asian="20pt" style:font-size-complex="20pt"/>
    </style:style>
    <style:style style:name="Diapo_20_photo-outline8" style:display-name="Diapo photo-outline8" style:family="presentation" style:parent-style-name="Diapo_20_photo-outline7">
      <style:paragraph-properties fo:margin-top="0.1cm" fo:margin-bottom="0cm"/>
      <style:text-properties fo:font-size="20pt" style:font-size-asian="20pt" style:font-size-complex="20pt"/>
    </style:style>
    <style:style style:name="Diapo_20_photo-outline9" style:display-name="Diapo photo-outline9" style:family="presentation" style:parent-style-name="Diapo_20_photo-outline8">
      <style:paragraph-properties fo:margin-top="0.1cm" fo:margin-bottom="0cm"/>
      <style:text-properties fo:font-size="20pt" style:font-size-asian="20pt" style:font-size-complex="20pt"/>
    </style:style>
    <style:style style:name="Diapo_20_photo-subtitle" style:display-name="Diapo photo-subtitle" style:family="presentation">
      <style:graphic-properties draw:stroke="none" draw:fill="none" draw:textarea-vertical-align="middle">
        <text:list-style style:name="Diapo_20_photo-subtitle" style:display-name="Diapo pho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_20_photo-title" style:display-name="Diapo photo-title" style:family="presentation">
      <style:graphic-properties draw:stroke="none" draw:fill="none" draw:textarea-vertical-align="middle" style:writing-mode="lr-tb">
        <text:list-style style:name="Diapo_20_photo-title" style:display-name="Diapo pho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ＭＳ Ｐゴシック1" style:font-family-complex="'ＭＳ Ｐゴシック'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_20_Texture_20_1-background" style:display-name="Diapo Texture 1-background" style:family="presentation">
      <style:graphic-properties draw:stroke="none" draw:fill="solid" draw:fill-color="#ffffff"/>
      <style:text-properties style:letter-kerning="true"/>
    </style:style>
    <style:style style:name="Diapo_20_Texture_20_1-backgroundobjects" style:display-name="Diapo Textur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_20_Texture_20_1-notes" style:display-name="Diapo Textur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_20_Texture_20_1-outline1" style:display-name="Diapo Texture 1-outline1" style:family="presentation">
      <style:graphic-properties draw:stroke="none" draw:fill="none" draw:auto-grow-height="false" draw:fit-to-size="false" style:shrink-to-fit="true" style:writing-mode="lr-tb">
        <text:list-style style:name="Diapo_20_Texture_20_1-outline1" style:display-name="Diapo Texture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5pt" fo:letter-spacing="normal" fo:language="fr" fo:country="FR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5pt" style:font-style-asian="normal" style:font-weight-asian="normal" style:font-name-complex="ＭＳ Ｐゴシック1" style:font-family-complex="'ＭＳ Ｐゴシック'" style:font-size-complex="25pt" style:font-style-complex="normal" style:font-weight-complex="normal" style:text-emphasize="none" style:font-relief="none" style:text-overline-style="none" style:text-overline-color="font-color"/>
    </style:style>
    <style:style style:name="Diapo_20_Texture_20_1-outline2" style:display-name="Diapo Texture 1-outline2" style:family="presentation" style:parent-style-name="Diapo_20_Texture_20_1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name-asian="ヒラギノ角ゴ Pro W3" style:font-family-asian="'ヒラギノ角ゴ Pro W3'" style:font-size-asian="22pt" style:font-style-asian="normal" style:font-weight-asian="normal" style:font-name-complex="ヒラギノ角ゴ Pro W3" style:font-family-complex="'ヒラギノ角ゴ Pro W3'" style:font-size-complex="22pt" style:font-style-complex="normal" style:font-weight-complex="normal"/>
    </style:style>
    <style:style style:name="Diapo_20_Texture_20_1-outline3" style:display-name="Diapo Texture 1-outline3" style:family="presentation" style:parent-style-name="Diapo_20_Texture_20_1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name-asian="ヒラギノ角ゴ Pro W3" style:font-family-asian="'ヒラギノ角ゴ Pro W3'" style:font-size-asian="22pt" style:font-style-asian="normal" style:font-weight-asian="normal" style:font-name-complex="ＭＳ Ｐゴシック1" style:font-family-complex="'ＭＳ Ｐゴシック'" style:font-size-complex="22pt" style:font-style-complex="normal" style:font-weight-complex="normal"/>
    </style:style>
    <style:style style:name="Diapo_20_Texture_20_1-outline4" style:display-name="Diapo Texture 1-outline4" style:family="presentation" style:parent-style-name="Diapo_20_Texture_20_1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name-asian="ヒラギノ角ゴ Pro W3" style:font-family-asian="'ヒラギノ角ゴ Pro W3'" style:font-size-asian="22pt" style:font-style-asian="normal" style:font-weight-asian="normal" style:font-name-complex="ＭＳ Ｐゴシック1" style:font-family-complex="'ＭＳ Ｐゴシック'" style:font-size-complex="22pt" style:font-style-complex="normal" style:font-weight-complex="normal"/>
    </style:style>
    <style:style style:name="Diapo_20_Texture_20_1-outline5" style:display-name="Diapo Texture 1-outline5" style:family="presentation" style:parent-style-name="Diapo_20_Texture_20_1-outline4">
      <style:paragraph-properties fo:margin-top="0.1cm" fo:margin-bottom="0cm"/>
      <style:text-properties fo:font-size="20pt" style:font-size-asian="20pt" style:font-size-complex="20pt"/>
    </style:style>
    <style:style style:name="Diapo_20_Texture_20_1-outline6" style:display-name="Diapo Texture 1-outline6" style:family="presentation" style:parent-style-name="Diapo_20_Texture_20_1-outline5">
      <style:paragraph-properties fo:margin-top="0.1cm" fo:margin-bottom="0cm"/>
      <style:text-properties fo:font-size="20pt" style:font-size-asian="20pt" style:font-size-complex="20pt"/>
    </style:style>
    <style:style style:name="Diapo_20_Texture_20_1-outline7" style:display-name="Diapo Texture 1-outline7" style:family="presentation" style:parent-style-name="Diapo_20_Texture_20_1-outline6">
      <style:paragraph-properties fo:margin-top="0.1cm" fo:margin-bottom="0cm"/>
      <style:text-properties fo:font-size="20pt" style:font-size-asian="20pt" style:font-size-complex="20pt"/>
    </style:style>
    <style:style style:name="Diapo_20_Texture_20_1-outline8" style:display-name="Diapo Texture 1-outline8" style:family="presentation" style:parent-style-name="Diapo_20_Texture_20_1-outline7">
      <style:paragraph-properties fo:margin-top="0.1cm" fo:margin-bottom="0cm"/>
      <style:text-properties fo:font-size="20pt" style:font-size-asian="20pt" style:font-size-complex="20pt"/>
    </style:style>
    <style:style style:name="Diapo_20_Texture_20_1-outline9" style:display-name="Diapo Texture 1-outline9" style:family="presentation" style:parent-style-name="Diapo_20_Texture_20_1-outline8">
      <style:paragraph-properties fo:margin-top="0.1cm" fo:margin-bottom="0cm"/>
      <style:text-properties fo:font-size="20pt" style:font-size-asian="20pt" style:font-size-complex="20pt"/>
    </style:style>
    <style:style style:name="Diapo_20_Texture_20_1-subtitle" style:display-name="Diapo Texture 1-subtitle" style:family="presentation">
      <style:graphic-properties draw:stroke="none" draw:fill="none" draw:textarea-vertical-align="middle">
        <text:list-style style:name="Diapo_20_Texture_20_1-subtitle" style:display-name="Diapo Texture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_20_Texture_20_1-title" style:display-name="Diapo Texture 1-title" style:family="presentation">
      <style:graphic-properties draw:stroke="none" draw:fill="none" draw:textarea-vertical-align="middle" style:writing-mode="lr-tb">
        <text:list-style style:name="Diapo_20_Texture_20_1-title" style:display-name="Diapo Texture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ＭＳ Ｐゴシック1" style:font-family-complex="'ＭＳ Ｐゴシック'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_20_Texture_20_2-background" style:display-name="Diapo Texture 2-background" style:family="presentation">
      <style:graphic-properties draw:stroke="none" draw:fill="solid" draw:fill-color="#ffffff"/>
      <style:text-properties style:letter-kerning="true"/>
    </style:style>
    <style:style style:name="Diapo_20_Texture_20_2-backgroundobjects" style:display-name="Diapo Textur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_20_Texture_20_2-notes" style:display-name="Diapo Textur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_20_Texture_20_2-outline1" style:display-name="Diapo Texture 2-outline1" style:family="presentation">
      <style:graphic-properties draw:stroke="none" draw:fill="none" draw:auto-grow-height="false" draw:fit-to-size="false" style:shrink-to-fit="true" style:writing-mode="lr-tb">
        <text:list-style style:name="Diapo_20_Texture_20_2-outline1" style:display-name="Diapo Texture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5pt" fo:letter-spacing="normal" fo:language="fr" fo:country="FR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5pt" style:font-style-asian="normal" style:font-weight-asian="normal" style:font-name-complex="ＭＳ Ｐゴシック1" style:font-family-complex="'ＭＳ Ｐゴシック'" style:font-size-complex="25pt" style:font-style-complex="normal" style:font-weight-complex="normal" style:text-emphasize="none" style:font-relief="none" style:text-overline-style="none" style:text-overline-color="font-color"/>
    </style:style>
    <style:style style:name="Diapo_20_Texture_20_2-outline2" style:display-name="Diapo Texture 2-outline2" style:family="presentation" style:parent-style-name="Diapo_20_Texture_20_2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name-asian="ヒラギノ角ゴ Pro W3" style:font-family-asian="'ヒラギノ角ゴ Pro W3'" style:font-size-asian="22pt" style:font-style-asian="normal" style:font-weight-asian="normal" style:font-name-complex="ヒラギノ角ゴ Pro W3" style:font-family-complex="'ヒラギノ角ゴ Pro W3'" style:font-size-complex="22pt" style:font-style-complex="normal" style:font-weight-complex="normal"/>
    </style:style>
    <style:style style:name="Diapo_20_Texture_20_2-outline3" style:display-name="Diapo Texture 2-outline3" style:family="presentation" style:parent-style-name="Diapo_20_Texture_20_2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name-asian="ヒラギノ角ゴ Pro W3" style:font-family-asian="'ヒラギノ角ゴ Pro W3'" style:font-size-asian="22pt" style:font-style-asian="normal" style:font-weight-asian="normal" style:font-name-complex="ＭＳ Ｐゴシック1" style:font-family-complex="'ＭＳ Ｐゴシック'" style:font-size-complex="22pt" style:font-style-complex="normal" style:font-weight-complex="normal"/>
    </style:style>
    <style:style style:name="Diapo_20_Texture_20_2-outline4" style:display-name="Diapo Texture 2-outline4" style:family="presentation" style:parent-style-name="Diapo_20_Texture_20_2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name-asian="ヒラギノ角ゴ Pro W3" style:font-family-asian="'ヒラギノ角ゴ Pro W3'" style:font-size-asian="22pt" style:font-style-asian="normal" style:font-weight-asian="normal" style:font-name-complex="ＭＳ Ｐゴシック1" style:font-family-complex="'ＭＳ Ｐゴシック'" style:font-size-complex="22pt" style:font-style-complex="normal" style:font-weight-complex="normal"/>
    </style:style>
    <style:style style:name="Diapo_20_Texture_20_2-outline5" style:display-name="Diapo Texture 2-outline5" style:family="presentation" style:parent-style-name="Diapo_20_Texture_20_2-outline4">
      <style:paragraph-properties fo:margin-top="0.1cm" fo:margin-bottom="0cm"/>
      <style:text-properties fo:font-size="20pt" style:font-size-asian="20pt" style:font-size-complex="20pt"/>
    </style:style>
    <style:style style:name="Diapo_20_Texture_20_2-outline6" style:display-name="Diapo Texture 2-outline6" style:family="presentation" style:parent-style-name="Diapo_20_Texture_20_2-outline5">
      <style:paragraph-properties fo:margin-top="0.1cm" fo:margin-bottom="0cm"/>
      <style:text-properties fo:font-size="20pt" style:font-size-asian="20pt" style:font-size-complex="20pt"/>
    </style:style>
    <style:style style:name="Diapo_20_Texture_20_2-outline7" style:display-name="Diapo Texture 2-outline7" style:family="presentation" style:parent-style-name="Diapo_20_Texture_20_2-outline6">
      <style:paragraph-properties fo:margin-top="0.1cm" fo:margin-bottom="0cm"/>
      <style:text-properties fo:font-size="20pt" style:font-size-asian="20pt" style:font-size-complex="20pt"/>
    </style:style>
    <style:style style:name="Diapo_20_Texture_20_2-outline8" style:display-name="Diapo Texture 2-outline8" style:family="presentation" style:parent-style-name="Diapo_20_Texture_20_2-outline7">
      <style:paragraph-properties fo:margin-top="0.1cm" fo:margin-bottom="0cm"/>
      <style:text-properties fo:font-size="20pt" style:font-size-asian="20pt" style:font-size-complex="20pt"/>
    </style:style>
    <style:style style:name="Diapo_20_Texture_20_2-outline9" style:display-name="Diapo Texture 2-outline9" style:family="presentation" style:parent-style-name="Diapo_20_Texture_20_2-outline8">
      <style:paragraph-properties fo:margin-top="0.1cm" fo:margin-bottom="0cm"/>
      <style:text-properties fo:font-size="20pt" style:font-size-asian="20pt" style:font-size-complex="20pt"/>
    </style:style>
    <style:style style:name="Diapo_20_Texture_20_2-subtitle" style:display-name="Diapo Texture 2-subtitle" style:family="presentation">
      <style:graphic-properties draw:stroke="none" draw:fill="none" draw:textarea-vertical-align="middle">
        <text:list-style style:name="Diapo_20_Texture_20_2-subtitle" style:display-name="Diapo Texture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_20_Texture_20_2-title" style:display-name="Diapo Texture 2-title" style:family="presentation">
      <style:graphic-properties draw:stroke="none" draw:fill="none" draw:textarea-vertical-align="middle" style:writing-mode="lr-tb">
        <text:list-style style:name="Diapo_20_Texture_20_2-title" style:display-name="Diapo Texture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ＭＳ Ｐゴシック1" style:font-family-complex="'ＭＳ Ｐゴシック'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_20_Section-background" style:display-name="Diapo Section-background" style:family="presentation">
      <style:graphic-properties draw:stroke="none" draw:fill="solid" draw:fill-color="#ffffff"/>
      <style:text-properties style:letter-kerning="true"/>
    </style:style>
    <style:style style:name="Diapo_20_Section-backgroundobjects" style:display-name="Diapo 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_20_Section-notes" style:display-name="Diapo 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_20_Section-outline1" style:display-name="Diapo Section-outline1" style:family="presentation">
      <style:graphic-properties draw:stroke="none" draw:fill="none" draw:auto-grow-height="false" draw:fit-to-size="false" style:shrink-to-fit="true" style:writing-mode="lr-tb">
        <text:list-style style:name="Diapo_20_Section-outline1" style:display-name="Diapo Sec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5pt" fo:letter-spacing="normal" fo:language="fr" fo:country="FR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5pt" style:font-style-asian="normal" style:font-weight-asian="normal" style:font-name-complex="ＭＳ Ｐゴシック1" style:font-family-complex="'ＭＳ Ｐゴシック'" style:font-size-complex="25pt" style:font-style-complex="normal" style:font-weight-complex="normal" style:text-emphasize="none" style:font-relief="none" style:text-overline-style="none" style:text-overline-color="font-color"/>
    </style:style>
    <style:style style:name="Diapo_20_Section-outline2" style:display-name="Diapo Section-outline2" style:family="presentation" style:parent-style-name="Diapo_20_Sec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name-asian="ヒラギノ角ゴ Pro W3" style:font-family-asian="'ヒラギノ角ゴ Pro W3'" style:font-size-asian="22pt" style:font-style-asian="normal" style:font-weight-asian="normal" style:font-name-complex="ヒラギノ角ゴ Pro W3" style:font-family-complex="'ヒラギノ角ゴ Pro W3'" style:font-size-complex="22pt" style:font-style-complex="normal" style:font-weight-complex="normal"/>
    </style:style>
    <style:style style:name="Diapo_20_Section-outline3" style:display-name="Diapo Section-outline3" style:family="presentation" style:parent-style-name="Diapo_20_Sec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name-asian="ヒラギノ角ゴ Pro W3" style:font-family-asian="'ヒラギノ角ゴ Pro W3'" style:font-size-asian="22pt" style:font-style-asian="normal" style:font-weight-asian="normal" style:font-name-complex="ＭＳ Ｐゴシック1" style:font-family-complex="'ＭＳ Ｐゴシック'" style:font-size-complex="22pt" style:font-style-complex="normal" style:font-weight-complex="normal"/>
    </style:style>
    <style:style style:name="Diapo_20_Section-outline4" style:display-name="Diapo Section-outline4" style:family="presentation" style:parent-style-name="Diapo_20_Sec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name-asian="ヒラギノ角ゴ Pro W3" style:font-family-asian="'ヒラギノ角ゴ Pro W3'" style:font-size-asian="22pt" style:font-style-asian="normal" style:font-weight-asian="normal" style:font-name-complex="ＭＳ Ｐゴシック1" style:font-family-complex="'ＭＳ Ｐゴシック'" style:font-size-complex="22pt" style:font-style-complex="normal" style:font-weight-complex="normal"/>
    </style:style>
    <style:style style:name="Diapo_20_Section-outline5" style:display-name="Diapo Section-outline5" style:family="presentation" style:parent-style-name="Diapo_20_Section-outline4">
      <style:paragraph-properties fo:margin-top="0.1cm" fo:margin-bottom="0cm"/>
      <style:text-properties fo:font-size="20pt" style:font-size-asian="20pt" style:font-size-complex="20pt"/>
    </style:style>
    <style:style style:name="Diapo_20_Section-outline6" style:display-name="Diapo Section-outline6" style:family="presentation" style:parent-style-name="Diapo_20_Section-outline5">
      <style:paragraph-properties fo:margin-top="0.1cm" fo:margin-bottom="0cm"/>
      <style:text-properties fo:font-size="20pt" style:font-size-asian="20pt" style:font-size-complex="20pt"/>
    </style:style>
    <style:style style:name="Diapo_20_Section-outline7" style:display-name="Diapo Section-outline7" style:family="presentation" style:parent-style-name="Diapo_20_Section-outline6">
      <style:paragraph-properties fo:margin-top="0.1cm" fo:margin-bottom="0cm"/>
      <style:text-properties fo:font-size="20pt" style:font-size-asian="20pt" style:font-size-complex="20pt"/>
    </style:style>
    <style:style style:name="Diapo_20_Section-outline8" style:display-name="Diapo Section-outline8" style:family="presentation" style:parent-style-name="Diapo_20_Section-outline7">
      <style:paragraph-properties fo:margin-top="0.1cm" fo:margin-bottom="0cm"/>
      <style:text-properties fo:font-size="20pt" style:font-size-asian="20pt" style:font-size-complex="20pt"/>
    </style:style>
    <style:style style:name="Diapo_20_Section-outline9" style:display-name="Diapo Section-outline9" style:family="presentation" style:parent-style-name="Diapo_20_Section-outline8">
      <style:paragraph-properties fo:margin-top="0.1cm" fo:margin-bottom="0cm"/>
      <style:text-properties fo:font-size="20pt" style:font-size-asian="20pt" style:font-size-complex="20pt"/>
    </style:style>
    <style:style style:name="Diapo_20_Section-subtitle" style:display-name="Diapo Section-subtitle" style:family="presentation">
      <style:graphic-properties draw:stroke="none" draw:fill="none" draw:textarea-vertical-align="middle">
        <text:list-style style:name="Diapo_20_Section-subtitle" style:display-name="Diapo Sec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_20_Section-title" style:display-name="Diapo Section-title" style:family="presentation">
      <style:graphic-properties draw:stroke="none" draw:fill="none" draw:textarea-vertical-align="middle" style:writing-mode="lr-tb">
        <text:list-style style:name="Diapo_20_Section-title" style:display-name="Diapo Sec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ＭＳ Ｐゴシック1" style:font-family-complex="'ＭＳ Ｐゴシック'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_20_avec_20_puce-background" style:display-name="Diapo avec puce-background" style:family="presentation">
      <style:graphic-properties draw:stroke="none" draw:fill="solid" draw:fill-color="#ffffff"/>
      <style:text-properties style:letter-kerning="true"/>
    </style:style>
    <style:style style:name="Diapo_20_avec_20_puce-backgroundobjects" style:display-name="Diapo avec pu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_20_avec_20_puce-notes" style:display-name="Diapo avec pu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_20_avec_20_puce-outline1" style:display-name="Diapo avec puce-outline1" style:family="presentation">
      <style:graphic-properties draw:stroke="none" draw:fill="none" draw:auto-grow-height="false" draw:fit-to-size="false" style:shrink-to-fit="true" style:writing-mode="lr-tb">
        <text:list-style style:name="Diapo_20_avec_20_puce-outline1" style:display-name="Diapo avec puc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5pt" fo:letter-spacing="normal" fo:language="fr" fo:country="FR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5pt" style:font-style-asian="normal" style:font-weight-asian="normal" style:font-name-complex="ＭＳ Ｐゴシック1" style:font-family-complex="'ＭＳ Ｐゴシック'" style:font-size-complex="25pt" style:font-style-complex="normal" style:font-weight-complex="normal" style:text-emphasize="none" style:font-relief="none" style:text-overline-style="none" style:text-overline-color="font-color"/>
    </style:style>
    <style:style style:name="Diapo_20_avec_20_puce-outline2" style:display-name="Diapo avec puce-outline2" style:family="presentation" style:parent-style-name="Diapo_20_avec_20_puc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name-asian="ヒラギノ角ゴ Pro W3" style:font-family-asian="'ヒラギノ角ゴ Pro W3'" style:font-size-asian="22pt" style:font-style-asian="normal" style:font-weight-asian="normal" style:font-name-complex="ヒラギノ角ゴ Pro W3" style:font-family-complex="'ヒラギノ角ゴ Pro W3'" style:font-size-complex="22pt" style:font-style-complex="normal" style:font-weight-complex="normal"/>
    </style:style>
    <style:style style:name="Diapo_20_avec_20_puce-outline3" style:display-name="Diapo avec puce-outline3" style:family="presentation" style:parent-style-name="Diapo_20_avec_20_puc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name-asian="ヒラギノ角ゴ Pro W3" style:font-family-asian="'ヒラギノ角ゴ Pro W3'" style:font-size-asian="22pt" style:font-style-asian="normal" style:font-weight-asian="normal" style:font-name-complex="ＭＳ Ｐゴシック1" style:font-family-complex="'ＭＳ Ｐゴシック'" style:font-size-complex="22pt" style:font-style-complex="normal" style:font-weight-complex="normal"/>
    </style:style>
    <style:style style:name="Diapo_20_avec_20_puce-outline4" style:display-name="Diapo avec puce-outline4" style:family="presentation" style:parent-style-name="Diapo_20_avec_20_puc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name-asian="ヒラギノ角ゴ Pro W3" style:font-family-asian="'ヒラギノ角ゴ Pro W3'" style:font-size-asian="22pt" style:font-style-asian="normal" style:font-weight-asian="normal" style:font-name-complex="ＭＳ Ｐゴシック1" style:font-family-complex="'ＭＳ Ｐゴシック'" style:font-size-complex="22pt" style:font-style-complex="normal" style:font-weight-complex="normal"/>
    </style:style>
    <style:style style:name="Diapo_20_avec_20_puce-outline5" style:display-name="Diapo avec puce-outline5" style:family="presentation" style:parent-style-name="Diapo_20_avec_20_puce-outline4">
      <style:paragraph-properties fo:margin-top="0.1cm" fo:margin-bottom="0cm"/>
      <style:text-properties fo:font-size="20pt" style:font-size-asian="20pt" style:font-size-complex="20pt"/>
    </style:style>
    <style:style style:name="Diapo_20_avec_20_puce-outline6" style:display-name="Diapo avec puce-outline6" style:family="presentation" style:parent-style-name="Diapo_20_avec_20_puce-outline5">
      <style:paragraph-properties fo:margin-top="0.1cm" fo:margin-bottom="0cm"/>
      <style:text-properties fo:font-size="20pt" style:font-size-asian="20pt" style:font-size-complex="20pt"/>
    </style:style>
    <style:style style:name="Diapo_20_avec_20_puce-outline7" style:display-name="Diapo avec puce-outline7" style:family="presentation" style:parent-style-name="Diapo_20_avec_20_puce-outline6">
      <style:paragraph-properties fo:margin-top="0.1cm" fo:margin-bottom="0cm"/>
      <style:text-properties fo:font-size="20pt" style:font-size-asian="20pt" style:font-size-complex="20pt"/>
    </style:style>
    <style:style style:name="Diapo_20_avec_20_puce-outline8" style:display-name="Diapo avec puce-outline8" style:family="presentation" style:parent-style-name="Diapo_20_avec_20_puce-outline7">
      <style:paragraph-properties fo:margin-top="0.1cm" fo:margin-bottom="0cm"/>
      <style:text-properties fo:font-size="20pt" style:font-size-asian="20pt" style:font-size-complex="20pt"/>
    </style:style>
    <style:style style:name="Diapo_20_avec_20_puce-outline9" style:display-name="Diapo avec puce-outline9" style:family="presentation" style:parent-style-name="Diapo_20_avec_20_puce-outline8">
      <style:paragraph-properties fo:margin-top="0.1cm" fo:margin-bottom="0cm"/>
      <style:text-properties fo:font-size="20pt" style:font-size-asian="20pt" style:font-size-complex="20pt"/>
    </style:style>
    <style:style style:name="Diapo_20_avec_20_puce-subtitle" style:display-name="Diapo avec puce-subtitle" style:family="presentation">
      <style:graphic-properties draw:stroke="none" draw:fill="none" draw:textarea-vertical-align="middle">
        <text:list-style style:name="Diapo_20_avec_20_puce-subtitle" style:display-name="Diapo avec puc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_20_avec_20_puce-title" style:display-name="Diapo avec puce-title" style:family="presentation">
      <style:graphic-properties draw:stroke="none" draw:fill="none" draw:textarea-vertical-align="middle" style:writing-mode="lr-tb">
        <text:list-style style:name="Diapo_20_avec_20_puce-title" style:display-name="Diapo avec puc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ＭＳ Ｐゴシック1" style:font-family-complex="'ＭＳ Ｐゴシック'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_20_texte-background" style:display-name="Diapo texte-background" style:family="presentation">
      <style:graphic-properties draw:stroke="none" draw:fill="solid" draw:fill-color="#ffffff"/>
      <style:text-properties style:letter-kerning="true"/>
    </style:style>
    <style:style style:name="Diapo_20_texte-backgroundobjects" style:display-name="Diapo 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_20_texte-notes" style:display-name="Diapo 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_20_texte-outline1" style:display-name="Diapo texte-outline1" style:family="presentation">
      <style:graphic-properties draw:stroke="none" draw:fill="none" draw:auto-grow-height="false" draw:fit-to-size="false" style:shrink-to-fit="true" style:writing-mode="lr-tb">
        <text:list-style style:name="Diapo_20_texte-outline1" style:display-name="Diapo tex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5pt" fo:letter-spacing="normal" fo:language="fr" fo:country="FR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5pt" style:font-style-asian="normal" style:font-weight-asian="normal" style:font-name-complex="ＭＳ Ｐゴシック1" style:font-family-complex="'ＭＳ Ｐゴシック'" style:font-size-complex="25pt" style:font-style-complex="normal" style:font-weight-complex="normal" style:text-emphasize="none" style:font-relief="none" style:text-overline-style="none" style:text-overline-color="font-color"/>
    </style:style>
    <style:style style:name="Diapo_20_texte-outline2" style:display-name="Diapo texte-outline2" style:family="presentation" style:parent-style-name="Diapo_20_text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name-asian="ヒラギノ角ゴ Pro W3" style:font-family-asian="'ヒラギノ角ゴ Pro W3'" style:font-size-asian="22pt" style:font-style-asian="normal" style:font-weight-asian="normal" style:font-name-complex="ヒラギノ角ゴ Pro W3" style:font-family-complex="'ヒラギノ角ゴ Pro W3'" style:font-size-complex="22pt" style:font-style-complex="normal" style:font-weight-complex="normal"/>
    </style:style>
    <style:style style:name="Diapo_20_texte-outline3" style:display-name="Diapo texte-outline3" style:family="presentation" style:parent-style-name="Diapo_20_text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name-asian="ヒラギノ角ゴ Pro W3" style:font-family-asian="'ヒラギノ角ゴ Pro W3'" style:font-size-asian="22pt" style:font-style-asian="normal" style:font-weight-asian="normal" style:font-name-complex="ＭＳ Ｐゴシック1" style:font-family-complex="'ＭＳ Ｐゴシック'" style:font-size-complex="22pt" style:font-style-complex="normal" style:font-weight-complex="normal"/>
    </style:style>
    <style:style style:name="Diapo_20_texte-outline4" style:display-name="Diapo texte-outline4" style:family="presentation" style:parent-style-name="Diapo_20_text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name-asian="ヒラギノ角ゴ Pro W3" style:font-family-asian="'ヒラギノ角ゴ Pro W3'" style:font-size-asian="22pt" style:font-style-asian="normal" style:font-weight-asian="normal" style:font-name-complex="ＭＳ Ｐゴシック1" style:font-family-complex="'ＭＳ Ｐゴシック'" style:font-size-complex="22pt" style:font-style-complex="normal" style:font-weight-complex="normal"/>
    </style:style>
    <style:style style:name="Diapo_20_texte-outline5" style:display-name="Diapo texte-outline5" style:family="presentation" style:parent-style-name="Diapo_20_texte-outline4">
      <style:paragraph-properties fo:margin-top="0.1cm" fo:margin-bottom="0cm"/>
      <style:text-properties fo:font-size="20pt" style:font-size-asian="20pt" style:font-size-complex="20pt"/>
    </style:style>
    <style:style style:name="Diapo_20_texte-outline6" style:display-name="Diapo texte-outline6" style:family="presentation" style:parent-style-name="Diapo_20_texte-outline5">
      <style:paragraph-properties fo:margin-top="0.1cm" fo:margin-bottom="0cm"/>
      <style:text-properties fo:font-size="20pt" style:font-size-asian="20pt" style:font-size-complex="20pt"/>
    </style:style>
    <style:style style:name="Diapo_20_texte-outline7" style:display-name="Diapo texte-outline7" style:family="presentation" style:parent-style-name="Diapo_20_texte-outline6">
      <style:paragraph-properties fo:margin-top="0.1cm" fo:margin-bottom="0cm"/>
      <style:text-properties fo:font-size="20pt" style:font-size-asian="20pt" style:font-size-complex="20pt"/>
    </style:style>
    <style:style style:name="Diapo_20_texte-outline8" style:display-name="Diapo texte-outline8" style:family="presentation" style:parent-style-name="Diapo_20_texte-outline7">
      <style:paragraph-properties fo:margin-top="0.1cm" fo:margin-bottom="0cm"/>
      <style:text-properties fo:font-size="20pt" style:font-size-asian="20pt" style:font-size-complex="20pt"/>
    </style:style>
    <style:style style:name="Diapo_20_texte-outline9" style:display-name="Diapo texte-outline9" style:family="presentation" style:parent-style-name="Diapo_20_texte-outline8">
      <style:paragraph-properties fo:margin-top="0.1cm" fo:margin-bottom="0cm"/>
      <style:text-properties fo:font-size="20pt" style:font-size-asian="20pt" style:font-size-complex="20pt"/>
    </style:style>
    <style:style style:name="Diapo_20_texte-subtitle" style:display-name="Diapo texte-subtitle" style:family="presentation">
      <style:graphic-properties draw:stroke="none" draw:fill="none" draw:textarea-vertical-align="middle">
        <text:list-style style:name="Diapo_20_texte-subtitle" style:display-name="Diapo tex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_20_texte-title" style:display-name="Diapo texte-title" style:family="presentation">
      <style:graphic-properties draw:stroke="none" draw:fill="none" draw:textarea-vertical-align="middle" style:writing-mode="lr-tb">
        <text:list-style style:name="Diapo_20_texte-title" style:display-name="Diapo tex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ＭＳ Ｐゴシック1" style:font-family-complex="'ＭＳ Ｐゴシック'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_20_avec_20_puce_20_et_20_photo-background" style:display-name="Diapo avec puce et photo-background" style:family="presentation">
      <style:graphic-properties draw:stroke="none" draw:fill="solid" draw:fill-color="#ffffff"/>
      <style:text-properties style:letter-kerning="true"/>
    </style:style>
    <style:style style:name="Diapo_20_avec_20_puce_20_et_20_photo-backgroundobjects" style:display-name="Diapo avec puce et ph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_20_avec_20_puce_20_et_20_photo-notes" style:display-name="Diapo avec puce et ph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_20_avec_20_puce_20_et_20_photo-outline1" style:display-name="Diapo avec puce et photo-outline1" style:family="presentation">
      <style:graphic-properties draw:stroke="none" draw:fill="none" draw:auto-grow-height="false" draw:fit-to-size="false" style:shrink-to-fit="true" style:writing-mode="lr-tb">
        <text:list-style style:name="Diapo_20_avec_20_puce_20_et_20_photo-outline1" style:display-name="Diapo avec puce et pho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5pt" fo:letter-spacing="normal" fo:language="fr" fo:country="FR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5pt" style:font-style-asian="normal" style:font-weight-asian="normal" style:font-name-complex="ＭＳ Ｐゴシック1" style:font-family-complex="'ＭＳ Ｐゴシック'" style:font-size-complex="25pt" style:font-style-complex="normal" style:font-weight-complex="normal" style:text-emphasize="none" style:font-relief="none" style:text-overline-style="none" style:text-overline-color="font-color"/>
    </style:style>
    <style:style style:name="Diapo_20_avec_20_puce_20_et_20_photo-outline2" style:display-name="Diapo avec puce et photo-outline2" style:family="presentation" style:parent-style-name="Diapo_20_avec_20_puce_20_et_20_phot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name-asian="ヒラギノ角ゴ Pro W3" style:font-family-asian="'ヒラギノ角ゴ Pro W3'" style:font-size-asian="22pt" style:font-style-asian="normal" style:font-weight-asian="normal" style:font-name-complex="ヒラギノ角ゴ Pro W3" style:font-family-complex="'ヒラギノ角ゴ Pro W3'" style:font-size-complex="22pt" style:font-style-complex="normal" style:font-weight-complex="normal"/>
    </style:style>
    <style:style style:name="Diapo_20_avec_20_puce_20_et_20_photo-outline3" style:display-name="Diapo avec puce et photo-outline3" style:family="presentation" style:parent-style-name="Diapo_20_avec_20_puce_20_et_20_phot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name-asian="ヒラギノ角ゴ Pro W3" style:font-family-asian="'ヒラギノ角ゴ Pro W3'" style:font-size-asian="22pt" style:font-style-asian="normal" style:font-weight-asian="normal" style:font-name-complex="ＭＳ Ｐゴシック1" style:font-family-complex="'ＭＳ Ｐゴシック'" style:font-size-complex="22pt" style:font-style-complex="normal" style:font-weight-complex="normal"/>
    </style:style>
    <style:style style:name="Diapo_20_avec_20_puce_20_et_20_photo-outline4" style:display-name="Diapo avec puce et photo-outline4" style:family="presentation" style:parent-style-name="Diapo_20_avec_20_puce_20_et_20_phot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name-asian="ヒラギノ角ゴ Pro W3" style:font-family-asian="'ヒラギノ角ゴ Pro W3'" style:font-size-asian="22pt" style:font-style-asian="normal" style:font-weight-asian="normal" style:font-name-complex="ＭＳ Ｐゴシック1" style:font-family-complex="'ＭＳ Ｐゴシック'" style:font-size-complex="22pt" style:font-style-complex="normal" style:font-weight-complex="normal"/>
    </style:style>
    <style:style style:name="Diapo_20_avec_20_puce_20_et_20_photo-outline5" style:display-name="Diapo avec puce et photo-outline5" style:family="presentation" style:parent-style-name="Diapo_20_avec_20_puce_20_et_20_photo-outline4">
      <style:paragraph-properties fo:margin-top="0.1cm" fo:margin-bottom="0cm"/>
      <style:text-properties fo:font-size="20pt" style:font-size-asian="20pt" style:font-size-complex="20pt"/>
    </style:style>
    <style:style style:name="Diapo_20_avec_20_puce_20_et_20_photo-outline6" style:display-name="Diapo avec puce et photo-outline6" style:family="presentation" style:parent-style-name="Diapo_20_avec_20_puce_20_et_20_photo-outline5">
      <style:paragraph-properties fo:margin-top="0.1cm" fo:margin-bottom="0cm"/>
      <style:text-properties fo:font-size="20pt" style:font-size-asian="20pt" style:font-size-complex="20pt"/>
    </style:style>
    <style:style style:name="Diapo_20_avec_20_puce_20_et_20_photo-outline7" style:display-name="Diapo avec puce et photo-outline7" style:family="presentation" style:parent-style-name="Diapo_20_avec_20_puce_20_et_20_photo-outline6">
      <style:paragraph-properties fo:margin-top="0.1cm" fo:margin-bottom="0cm"/>
      <style:text-properties fo:font-size="20pt" style:font-size-asian="20pt" style:font-size-complex="20pt"/>
    </style:style>
    <style:style style:name="Diapo_20_avec_20_puce_20_et_20_photo-outline8" style:display-name="Diapo avec puce et photo-outline8" style:family="presentation" style:parent-style-name="Diapo_20_avec_20_puce_20_et_20_photo-outline7">
      <style:paragraph-properties fo:margin-top="0.1cm" fo:margin-bottom="0cm"/>
      <style:text-properties fo:font-size="20pt" style:font-size-asian="20pt" style:font-size-complex="20pt"/>
    </style:style>
    <style:style style:name="Diapo_20_avec_20_puce_20_et_20_photo-outline9" style:display-name="Diapo avec puce et photo-outline9" style:family="presentation" style:parent-style-name="Diapo_20_avec_20_puce_20_et_20_photo-outline8">
      <style:paragraph-properties fo:margin-top="0.1cm" fo:margin-bottom="0cm"/>
      <style:text-properties fo:font-size="20pt" style:font-size-asian="20pt" style:font-size-complex="20pt"/>
    </style:style>
    <style:style style:name="Diapo_20_avec_20_puce_20_et_20_photo-subtitle" style:display-name="Diapo avec puce et photo-subtitle" style:family="presentation">
      <style:graphic-properties draw:stroke="none" draw:fill="none" draw:textarea-vertical-align="middle">
        <text:list-style style:name="Diapo_20_avec_20_puce_20_et_20_photo-subtitle" style:display-name="Diapo avec puce et pho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_20_avec_20_puce_20_et_20_photo-title" style:display-name="Diapo avec puce et photo-title" style:family="presentation">
      <style:graphic-properties draw:stroke="none" draw:fill="none" draw:textarea-vertical-align="middle" style:writing-mode="lr-tb">
        <text:list-style style:name="Diapo_20_avec_20_puce_20_et_20_photo-title" style:display-name="Diapo avec puce et pho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ＭＳ Ｐゴシック1" style:font-family-complex="'ＭＳ Ｐゴシック'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_20_avec_20_puce_20_et_20_encadre-background" style:display-name="Diapo avec puce et encadre-background" style:family="presentation">
      <style:graphic-properties draw:stroke="none" draw:fill="solid" draw:fill-color="#ffffff"/>
      <style:text-properties style:letter-kerning="true"/>
    </style:style>
    <style:style style:name="Diapo_20_avec_20_puce_20_et_20_encadre-backgroundobjects" style:display-name="Diapo avec puce et encad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_20_avec_20_puce_20_et_20_encadre-notes" style:display-name="Diapo avec puce et encad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_20_avec_20_puce_20_et_20_encadre-outline1" style:display-name="Diapo avec puce et encadre-outline1" style:family="presentation">
      <style:graphic-properties draw:stroke="none" draw:fill="none" draw:auto-grow-height="false" draw:fit-to-size="false" style:shrink-to-fit="true" style:writing-mode="lr-tb">
        <text:list-style style:name="Diapo_20_avec_20_puce_20_et_20_encadre-outline1" style:display-name="Diapo avec puce et encadr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5pt" fo:letter-spacing="normal" fo:language="fr" fo:country="FR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5pt" style:font-style-asian="normal" style:font-weight-asian="normal" style:font-name-complex="ＭＳ Ｐゴシック1" style:font-family-complex="'ＭＳ Ｐゴシック'" style:font-size-complex="25pt" style:font-style-complex="normal" style:font-weight-complex="normal" style:text-emphasize="none" style:font-relief="none" style:text-overline-style="none" style:text-overline-color="font-color"/>
    </style:style>
    <style:style style:name="Diapo_20_avec_20_puce_20_et_20_encadre-outline2" style:display-name="Diapo avec puce et encadre-outline2" style:family="presentation" style:parent-style-name="Diapo_20_avec_20_puce_20_et_20_encadr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name-asian="ヒラギノ角ゴ Pro W3" style:font-family-asian="'ヒラギノ角ゴ Pro W3'" style:font-size-asian="22pt" style:font-style-asian="normal" style:font-weight-asian="normal" style:font-name-complex="ヒラギノ角ゴ Pro W3" style:font-family-complex="'ヒラギノ角ゴ Pro W3'" style:font-size-complex="22pt" style:font-style-complex="normal" style:font-weight-complex="normal"/>
    </style:style>
    <style:style style:name="Diapo_20_avec_20_puce_20_et_20_encadre-outline3" style:display-name="Diapo avec puce et encadre-outline3" style:family="presentation" style:parent-style-name="Diapo_20_avec_20_puce_20_et_20_encadr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name-asian="ヒラギノ角ゴ Pro W3" style:font-family-asian="'ヒラギノ角ゴ Pro W3'" style:font-size-asian="22pt" style:font-style-asian="normal" style:font-weight-asian="normal" style:font-name-complex="ＭＳ Ｐゴシック1" style:font-family-complex="'ＭＳ Ｐゴシック'" style:font-size-complex="22pt" style:font-style-complex="normal" style:font-weight-complex="normal"/>
    </style:style>
    <style:style style:name="Diapo_20_avec_20_puce_20_et_20_encadre-outline4" style:display-name="Diapo avec puce et encadre-outline4" style:family="presentation" style:parent-style-name="Diapo_20_avec_20_puce_20_et_20_encadr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name-asian="ヒラギノ角ゴ Pro W3" style:font-family-asian="'ヒラギノ角ゴ Pro W3'" style:font-size-asian="22pt" style:font-style-asian="normal" style:font-weight-asian="normal" style:font-name-complex="ＭＳ Ｐゴシック1" style:font-family-complex="'ＭＳ Ｐゴシック'" style:font-size-complex="22pt" style:font-style-complex="normal" style:font-weight-complex="normal"/>
    </style:style>
    <style:style style:name="Diapo_20_avec_20_puce_20_et_20_encadre-outline5" style:display-name="Diapo avec puce et encadre-outline5" style:family="presentation" style:parent-style-name="Diapo_20_avec_20_puce_20_et_20_encadre-outline4">
      <style:paragraph-properties fo:margin-top="0.1cm" fo:margin-bottom="0cm"/>
      <style:text-properties fo:font-size="20pt" style:font-size-asian="20pt" style:font-size-complex="20pt"/>
    </style:style>
    <style:style style:name="Diapo_20_avec_20_puce_20_et_20_encadre-outline6" style:display-name="Diapo avec puce et encadre-outline6" style:family="presentation" style:parent-style-name="Diapo_20_avec_20_puce_20_et_20_encadre-outline5">
      <style:paragraph-properties fo:margin-top="0.1cm" fo:margin-bottom="0cm"/>
      <style:text-properties fo:font-size="20pt" style:font-size-asian="20pt" style:font-size-complex="20pt"/>
    </style:style>
    <style:style style:name="Diapo_20_avec_20_puce_20_et_20_encadre-outline7" style:display-name="Diapo avec puce et encadre-outline7" style:family="presentation" style:parent-style-name="Diapo_20_avec_20_puce_20_et_20_encadre-outline6">
      <style:paragraph-properties fo:margin-top="0.1cm" fo:margin-bottom="0cm"/>
      <style:text-properties fo:font-size="20pt" style:font-size-asian="20pt" style:font-size-complex="20pt"/>
    </style:style>
    <style:style style:name="Diapo_20_avec_20_puce_20_et_20_encadre-outline8" style:display-name="Diapo avec puce et encadre-outline8" style:family="presentation" style:parent-style-name="Diapo_20_avec_20_puce_20_et_20_encadre-outline7">
      <style:paragraph-properties fo:margin-top="0.1cm" fo:margin-bottom="0cm"/>
      <style:text-properties fo:font-size="20pt" style:font-size-asian="20pt" style:font-size-complex="20pt"/>
    </style:style>
    <style:style style:name="Diapo_20_avec_20_puce_20_et_20_encadre-outline9" style:display-name="Diapo avec puce et encadre-outline9" style:family="presentation" style:parent-style-name="Diapo_20_avec_20_puce_20_et_20_encadre-outline8">
      <style:paragraph-properties fo:margin-top="0.1cm" fo:margin-bottom="0cm"/>
      <style:text-properties fo:font-size="20pt" style:font-size-asian="20pt" style:font-size-complex="20pt"/>
    </style:style>
    <style:style style:name="Diapo_20_avec_20_puce_20_et_20_encadre-subtitle" style:display-name="Diapo avec puce et encadre-subtitle" style:family="presentation">
      <style:graphic-properties draw:stroke="none" draw:fill="none" draw:textarea-vertical-align="middle">
        <text:list-style style:name="Diapo_20_avec_20_puce_20_et_20_encadre-subtitle" style:display-name="Diapo avec puce et encadr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_20_avec_20_puce_20_et_20_encadre-title" style:display-name="Diapo avec puce et encadre-title" style:family="presentation">
      <style:graphic-properties draw:stroke="none" draw:fill="none" draw:textarea-vertical-align="middle" style:writing-mode="lr-tb">
        <text:list-style style:name="Diapo_20_avec_20_puce_20_et_20_encadre-title" style:display-name="Diapo avec puce et encadr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ＭＳ Ｐゴシック1" style:font-family-complex="'ＭＳ Ｐゴシック'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cm" fo:wrap-option="wrap" style:writing-mode="lr-tb"/>
      <style:paragraph-properties style:writing-mode="lr-tb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cm" fo:wrap-option="wrap" style:writing-mode="lr-tb"/>
      <style:paragraph-properties style:writing-mode="lr-tb"/>
    </style:style>
    <style:style style:name="M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0cm" fo:min-width="0cm" fo:padding-top="0.125cm" fo:padding-bottom="0cm" fo:padding-left="0cm" fo:padding-right="0cm" fo:wrap-option="wrap" style:writing-mode="lr-tb"/>
      <style:paragraph-properties style:writing-mode="lr-tb"/>
    </style:style>
    <style:style style:name="Mgr7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0cm" fo:min-width="0cm" fo:padding-top="0.125cm" fo:padding-bottom="0cm" fo:padding-left="0cm" fo:padding-right="0cm" fo:wrap-option="wrap" style:writing-mode="lr-tb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cm" fo:wrap-option="wrap" style:writing-mode="lr-tb"/>
      <style:paragraph-properties style:writing-mode="lr-tb"/>
    </style:style>
    <style:style style:name="Mgr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cm" fo:wrap-option="wrap" style:writing-mode="lr-tb"/>
      <style:paragraph-properties style:writing-mode="lr-tb"/>
    </style:style>
    <style:style style:name="Mgr1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0cm" fo:min-width="0cm" fo:padding-top="0.125cm" fo:padding-bottom="0cm" fo:padding-left="0cm" fo:padding-right="0cm" fo:wrap-option="wrap" style:writing-mode="lr-tb"/>
      <style:paragraph-properties style:writing-mode="lr-tb"/>
    </style:style>
    <style:style style:name="Mgr11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0cm" fo:min-width="0cm" fo:padding-top="0.125cm" fo:padding-bottom="0cm" fo:padding-left="0cm" fo:padding-right="0cm" fo:wrap-option="wrap" style:writing-mode="lr-tb"/>
      <style:paragraph-properties style:writing-mode="lr-tb"/>
    </style:style>
    <style:style style:name="Mgr1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cm" fo:wrap-option="wrap" style:writing-mode="lr-tb"/>
      <style:paragraph-properties style:writing-mode="lr-tb"/>
    </style:style>
    <style:style style:name="Mgr1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cm" fo:wrap-option="wrap" style:writing-mode="lr-tb"/>
      <style:paragraph-properties style:writing-mode="lr-tb"/>
    </style:style>
    <style:style style:name="Mgr1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0cm" fo:min-width="0cm" fo:padding-top="0.125cm" fo:padding-bottom="0cm" fo:padding-left="0cm" fo:padding-right="0cm" fo:wrap-option="wrap" style:writing-mode="lr-tb"/>
      <style:paragraph-properties style:writing-mode="lr-tb"/>
    </style:style>
    <style:style style:name="Mgr15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0cm" fo:min-width="0cm" fo:padding-top="0.125cm" fo:padding-bottom="0cm" fo:padding-left="0cm" fo:padding-right="0cm" fo:wrap-option="wrap" style:writing-mode="lr-tb"/>
      <style:paragraph-properties style:writing-mode="lr-tb"/>
    </style:style>
    <style:style style:name="Mgr1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cm" fo:wrap-option="wrap" style:writing-mode="lr-tb"/>
      <style:paragraph-properties style:writing-mode="lr-tb"/>
    </style:style>
    <style:style style:name="Mgr1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cm" fo:wrap-option="wrap" style:writing-mode="lr-tb"/>
      <style:paragraph-properties style:writing-mode="lr-tb"/>
    </style:style>
    <style:style style:name="Mgr1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0cm" fo:min-width="0cm" fo:padding-top="0.125cm" fo:padding-bottom="0cm" fo:padding-left="0cm" fo:padding-right="0cm" fo:wrap-option="wrap" style:writing-mode="lr-tb"/>
      <style:paragraph-properties style:writing-mode="lr-tb"/>
    </style:style>
    <style:style style:name="Mgr19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0cm" fo:min-width="0cm" fo:padding-top="0.125cm" fo:padding-bottom="0cm" fo:padding-left="0cm" fo:padding-right="0cm" fo:wrap-option="wrap" style:writing-mode="lr-tb"/>
      <style:paragraph-properties style:writing-mode="lr-tb"/>
    </style:style>
    <style:style style:name="Mgr2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cm" fo:wrap-option="wrap" style:writing-mode="lr-tb"/>
      <style:paragraph-properties style:writing-mode="lr-tb"/>
    </style:style>
    <style:style style:name="Mgr2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cm" fo:wrap-option="wrap" style:writing-mode="lr-tb"/>
      <style:paragraph-properties style:writing-mode="lr-tb"/>
    </style:style>
    <style:style style:name="Mgr2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0cm" fo:min-width="0cm" fo:padding-top="0.125cm" fo:padding-bottom="0cm" fo:padding-left="0cm" fo:padding-right="0cm" fo:wrap-option="wrap" style:writing-mode="lr-tb"/>
      <style:paragraph-properties style:writing-mode="lr-tb"/>
    </style:style>
    <style:style style:name="Mgr2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cm" fo:padding-left="0cm" fo:padding-right="0cm" fo:wrap-option="wrap" style:writing-mode="lr-tb"/>
      <style:paragraph-properties style:writing-mode="lr-tb"/>
    </style:style>
    <style:style style:name="Mgr24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0cm" fo:min-width="0cm" fo:padding-top="0.125cm" fo:padding-bottom="0cm" fo:padding-left="0cm" fo:padding-right="0cm" fo:wrap-option="wrap" style:writing-mode="lr-tb"/>
      <style:paragraph-properties style:writing-mode="lr-tb"/>
    </style:style>
    <style:style style:name="Mgr2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cm" fo:wrap-option="wrap" style:writing-mode="lr-tb"/>
      <style:paragraph-properties style:writing-mode="lr-tb"/>
    </style:style>
    <style:style style:name="Mgr2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cm" fo:wrap-option="wrap" style:writing-mode="lr-tb"/>
      <style:paragraph-properties style:writing-mode="lr-tb"/>
    </style:style>
    <style:style style:name="Mgr2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0cm" fo:min-width="0cm" fo:padding-top="0.125cm" fo:padding-bottom="0cm" fo:padding-left="0cm" fo:padding-right="0cm" fo:wrap-option="wrap" style:writing-mode="lr-tb"/>
      <style:paragraph-properties style:writing-mode="lr-tb"/>
    </style:style>
    <style:style style:name="Mgr2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cm" fo:padding-left="0cm" fo:padding-right="0cm" fo:wrap-option="wrap" style:writing-mode="lr-tb"/>
      <style:paragraph-properties style:writing-mode="lr-tb"/>
    </style:style>
    <style:style style:name="Mgr29" style:family="graphic" style:parent-style-name="standard">
      <style:graphic-properties draw:stroke="none" svg:stroke-width="0.026cm" draw:stroke-linejoin="round" svg:stroke-linecap="butt" draw:fill="solid" draw:fill-color="#ffffff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3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cm" fo:wrap-option="wrap" style:writing-mode="lr-tb"/>
      <style:paragraph-properties style:writing-mode="lr-tb"/>
    </style:style>
    <style:style style:name="Mgr3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cm" fo:wrap-option="wrap" style:writing-mode="lr-tb"/>
      <style:paragraph-properties style:writing-mode="lr-tb"/>
    </style:style>
    <style:style style:name="Mgr3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0cm" fo:min-width="0cm" fo:padding-top="0.125cm" fo:padding-bottom="0cm" fo:padding-left="0cm" fo:padding-right="0cm" fo:wrap-option="wrap" style:writing-mode="lr-tb"/>
      <style:paragraph-properties style:writing-mode="lr-tb"/>
    </style:style>
    <style:style style:name="Mgr3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cm" fo:wrap-option="wrap" style:writing-mode="lr-tb"/>
      <style:paragraph-properties style:writing-mode="lr-tb"/>
    </style:style>
    <style:style style:name="Mgr3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cm" fo:wrap-option="wrap" style:writing-mode="lr-tb"/>
      <style:paragraph-properties style:writing-mode="lr-tb"/>
    </style:style>
    <style:style style:name="Mgr3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0cm" fo:min-width="0cm" fo:padding-top="0.125cm" fo:padding-bottom="0cm" fo:padding-left="0cm" fo:padding-right="0cm" fo:wrap-option="wrap" style:writing-mode="lr-tb"/>
      <style:paragraph-properties style:writing-mode="lr-tb"/>
    </style:style>
    <style:style style:name="Mgr3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cm" fo:wrap-option="wrap" style:writing-mode="lr-tb"/>
      <style:paragraph-properties style:writing-mode="lr-tb"/>
    </style:style>
    <style:style style:name="Mgr3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cm" fo:wrap-option="wrap" style:writing-mode="lr-tb"/>
      <style:paragraph-properties style:writing-mode="lr-tb"/>
    </style:style>
    <style:style style:name="Mgr3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0cm" fo:min-width="0cm" fo:padding-top="0.125cm" fo:padding-bottom="0cm" fo:padding-left="0cm" fo:padding-right="0cm" fo:wrap-option="wrap" style:writing-mode="lr-tb"/>
      <style:paragraph-properties style:writing-mode="lr-tb"/>
    </style:style>
    <style:style style:name="Mgr3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cm" fo:padding-left="0cm" fo:padding-right="0cm" fo:wrap-option="wrap" style:writing-mode="lr-tb"/>
      <style:paragraph-properties style:writing-mode="lr-tb"/>
    </style:style>
    <style:style style:name="Mgr4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0cm" fo:min-width="0cm" fo:padding-top="0.125cm" fo:padding-bottom="0cm" fo:padding-left="0cm" fo:padding-right="0cm" fo:wrap-option="wrap" style:writing-mode="lr-tb"/>
      <style:paragraph-properties style:writing-mode="lr-tb"/>
    </style:style>
    <style:style style:name="Mgr4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cm" fo:wrap-option="wrap" style:writing-mode="lr-tb"/>
      <style:paragraph-properties style:writing-mode="lr-tb"/>
    </style:style>
    <style:style style:name="Mgr4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cm" fo:wrap-option="wrap" style:writing-mode="lr-tb"/>
      <style:paragraph-properties style:writing-mode="lr-tb"/>
    </style:style>
    <style:style style:name="Mgr4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0cm" fo:min-width="0cm" fo:padding-top="0.125cm" fo:padding-bottom="0cm" fo:padding-left="0cm" fo:padding-right="0cm" fo:wrap-option="wrap" style:writing-mode="lr-tb"/>
      <style:paragraph-properties style:writing-mode="lr-tb"/>
    </style:style>
    <style:style style:name="Mgr4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cm" fo:wrap-option="wrap" style:writing-mode="lr-tb"/>
      <style:paragraph-properties style:writing-mode="lr-tb"/>
    </style:style>
    <style:style style:name="Mgr4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cm" fo:wrap-option="wrap" style:writing-mode="lr-tb"/>
      <style:paragraph-properties style:writing-mode="lr-tb"/>
    </style:style>
    <style:style style:name="Mgr4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0cm" fo:min-width="0cm" fo:padding-top="0.125cm" fo:padding-bottom="0cm" fo:padding-left="0cm" fo:padding-right="0cm" fo:wrap-option="wrap" style:writing-mode="lr-tb"/>
      <style:paragraph-properties style:writing-mode="lr-tb"/>
    </style:style>
    <style:style style:name="Mgr4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cm" fo:wrap-option="wrap" style:writing-mode="lr-tb"/>
      <style:paragraph-properties style:writing-mode="lr-tb"/>
    </style:style>
    <style:style style:name="Mgr4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cm" fo:wrap-option="wrap" style:writing-mode="lr-tb"/>
      <style:paragraph-properties style:writing-mode="lr-tb"/>
    </style:style>
    <style:style style:name="Mgr4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0cm" fo:min-width="0cm" fo:padding-top="0.125cm" fo:padding-bottom="0cm" fo:padding-left="0cm" fo:padding-right="0cm" fo:wrap-option="wrap" style:writing-mode="lr-tb"/>
      <style:paragraph-properties style:writing-mode="lr-tb"/>
    </style:style>
    <style:style style:name="Mgr5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cm" fo:wrap-option="wrap" style:writing-mode="lr-tb"/>
      <style:paragraph-properties style:writing-mode="lr-tb"/>
    </style:style>
    <style:style style:name="Mgr5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cm" fo:wrap-option="wrap" style:writing-mode="lr-tb"/>
      <style:paragraph-properties style:writing-mode="lr-tb"/>
    </style:style>
    <style:style style:name="Mgr5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0cm" fo:min-width="0cm" fo:padding-top="0.125cm" fo:padding-bottom="0cm" fo:padding-left="0cm" fo:padding-right="0cm" fo:wrap-option="wrap" style:writing-mode="lr-tb"/>
      <style:paragraph-properties style:writing-mode="lr-tb"/>
    </style:style>
    <style:style style:name="Mpr1" style:family="presentation" style:parent-style-name="Diapo_20_Titre_20_1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Diapo_20_Titre_20_1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Diapo_20_Titre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iapo_20_Titre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iapo_20_Titre_20_2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" style:family="presentation" style:parent-style-name="Diapo_20_Titre_20_2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Diapo_20_Titre_20_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iapo_20_Titre_20_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Diapo_20_Titre_20_3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0" style:family="presentation" style:parent-style-name="Diapo_20_Titre_20_3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1" style:family="presentation" style:parent-style-name="Diapo_20_Titre_20_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Diapo_20_Titre_20_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Diapo_20_Titre_20_4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4" style:family="presentation" style:parent-style-name="Diapo_20_Titre_20_4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5" style:family="presentation" style:parent-style-name="Diapo_20_Titre_20_4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6" style:family="presentation" style:parent-style-name="Diapo_20_Titre_20_4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7" style:family="presentation" style:parent-style-name="Diapo_20_Titre_20_5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8" style:family="presentation" style:parent-style-name="Diapo_20_Titre_20_5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9" style:family="presentation" style:parent-style-name="Diapo_20_Titre_20_5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0" style:family="presentation" style:parent-style-name="Diapo_20_Titre_20_5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1" style:family="presentation" style:parent-style-name="Diapo_20_photo-title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2" style:family="presentation" style:parent-style-name="Diapo_20_phot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3" style:family="presentation" style:parent-style-name="Diapo_20_phot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4" style:family="presentation" style:parent-style-name="Diapo_20_Texture_20_1-title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5" style:family="presentation" style:parent-style-name="Diapo_20_Texture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6" style:family="presentation" style:parent-style-name="Diapo_20_Texture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7" style:family="presentation" style:parent-style-name="Diapo_20_Texture_20_2-title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8" style:family="presentation" style:parent-style-name="Diapo_20_Texture_20_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9" style:family="presentation" style:parent-style-name="Diapo_20_Texture_20_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0" style:family="presentation" style:parent-style-name="Diapo_20_Section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1" style:family="presentation" style:parent-style-name="Diapo_20_Sec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2" style:family="presentation" style:parent-style-name="Diapo_20_Section-backgroundobjects">
      <style:graphic-properties draw:stroke="none" draw:fill="none" draw:fill-color="#ffffff" draw:auto-grow-height="false" fo:min-height="0.985cm"/>
      <style:paragraph-properties style:writing-mode="lr-tb"/>
    </style:style>
    <style:style style:name="Mpr33" style:family="presentation" style:parent-style-name="Diapo_20_Sec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Diapo_20_Sec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5" style:family="presentation" style:parent-style-name="Diapo_20_avec_20_puce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6" style:family="presentation" style:parent-style-name="Diapo_20_avec_20_puc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7" style:family="presentation" style:parent-style-name="Diapo_20_avec_20_puc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8" style:family="presentation" style:parent-style-name="Diapo_20_avec_20_puc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9" style:family="presentation" style:parent-style-name="Diapo_20_texte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0" style:family="presentation" style:parent-style-name="Diapo_20_tex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1" style:family="presentation" style:parent-style-name="Diapo_20_tex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2" style:family="presentation" style:parent-style-name="Diapo_20_tex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3" style:family="presentation" style:parent-style-name="Diapo_20_avec_20_puce_20_et_20_photo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4" style:family="presentation" style:parent-style-name="Diapo_20_avec_20_puce_20_et_20_phot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5" style:family="presentation" style:parent-style-name="Diapo_20_avec_20_puce_20_et_20_phot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6" style:family="presentation" style:parent-style-name="Diapo_20_avec_20_puce_20_et_20_phot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7" style:family="presentation" style:parent-style-name="Diapo_20_avec_20_puce_20_et_20_encadre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8" style:family="presentation" style:parent-style-name="Diapo_20_avec_20_puce_20_et_20_encadr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9" style:family="presentation" style:parent-style-name="Diapo_20_avec_20_puce_20_et_20_encadr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0" style:family="presentation" style:parent-style-name="Diapo_20_avec_20_puce_20_et_20_encadr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MP6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0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MP13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15" style:family="paragraph">
      <loext:graphic-properties draw:fill="solid" draw:fill-color="#ffffff"/>
      <style:paragraph-properties fo:text-align="start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fo:background-color="transparent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MP16" style:family="paragraph">
      <style:paragraph-properties fo:margin-top="0cm" fo:margin-bottom="0cm" fo:line-height="100%" fo:text-align="center" style:punctuation-wrap="hanging" style:writing-mode="lr-tb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5pt"/>
    </style:style>
    <style:style style:name="MP2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4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" fo:font-size="13pt" fo:letter-spacing="normal" fo:language="fr" fo:country="FR" fo:font-style="normal" style:text-underline-style="none" fo:font-weight="normal" fo:background-color="transparent" style:font-name-asian="Arial Narrow" style:font-size-asian="13pt" style:font-style-asian="normal" style:font-weight-asian="normal" style:font-name-complex="Arial Narrow" style:font-size-complex="13pt" style:font-style-complex="normal" style:font-weight-complex="normal"/>
    </style:style>
    <style:style style:name="MT3" style:family="text">
      <style:text-properties fo:text-transform="uppercase" fo:color="#ffffff" loext:opacity="100%" style:text-outline="false" style:text-line-through-style="none" style:text-line-through-type="none" style:text-position="0% 100%" style:font-name="Arial Narrow" fo:font-size="40pt" fo:letter-spacing="normal" fo:language="fr" fo:country="CA" fo:font-style="normal" style:text-underline-style="none" fo:font-weight="bold" fo:background-color="transparent" style:font-name-asian="ＭＳ Ｐゴシック1" style:font-size-asian="40pt" style:font-style-asian="normal" style:font-weight-asian="bold" style:font-name-complex="Arial Narrow" style:font-size-complex="40pt" style:font-style-complex="normal" style:font-weight-complex="bold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" fo:font-size="18pt" fo:letter-spacing="normal" fo:language="fr" fo:country="CA" fo:font-style="normal" style:text-underline-style="none" fo:font-weight="normal" fo:background-color="transparent" style:font-name-asian="Arial Narrow" style:font-size-asian="18pt" style:font-style-asian="normal" style:font-weight-asian="normal" style:font-name-complex="Arial Narrow" style:font-size-complex="18pt" style:font-style-complex="normal" style:font-weight-complex="normal"/>
    </style:style>
    <style:style style:name="MT5" style:family="text">
      <style:text-properties fo:font-variant="normal" fo:text-transform="none" fo:color="#447c59" loext:opacity="100%" style:text-outline="false" style:text-line-through-style="none" style:text-line-through-type="none" style:text-position="0% 100%" style:font-name="Arial Narrow" fo:font-size="13pt" fo:letter-spacing="normal" fo:language="fr" fo:country="FR" fo:font-style="normal" style:text-underline-style="none" fo:font-weight="normal" fo:background-color="transparent" style:font-name-asian="Arial Narrow" style:font-size-asian="13pt" style:font-style-asian="normal" style:font-weight-asian="normal" style:font-name-complex="Arial Narrow" style:font-size-complex="13pt" style:font-style-complex="normal" style:font-weight-complex="normal"/>
    </style:style>
    <style:style style:name="MT6" style:family="text">
      <style:text-properties fo:text-transform="uppercase" fo:color="#48695c" loext:opacity="100%" style:text-outline="false" style:text-line-through-style="none" style:text-line-through-type="none" style:text-position="0% 100%" style:font-name="Arial Narrow" fo:font-size="29pt" fo:letter-spacing="normal" fo:language="fr" fo:country="CA" fo:font-style="normal" style:text-underline-style="none" fo:font-weight="bold" fo:background-color="transparent" style:font-name-asian="ＭＳ Ｐゴシック1" style:font-size-asian="29pt" style:font-style-asian="normal" style:font-weight-asian="bold" style:font-name-complex="Arial Narrow" style:font-size-complex="29pt" style:font-style-complex="normal" style:font-weight-complex="bold"/>
    </style:style>
    <style:style style:name="MT7" style:family="text">
      <style:text-properties fo:font-variant="normal" fo:text-transform="none" fo:color="#3c8f58" loext:opacity="100%" loext:theme-color="accent1" style:text-outline="false" style:text-line-through-style="none" style:text-line-through-type="none" style:text-position="0% 100%" style:font-name="Arial Narrow" fo:font-size="18pt" fo:letter-spacing="normal" fo:language="fr" fo:country="CA" fo:font-style="normal" style:text-underline-style="none" fo:font-weight="normal" fo:background-color="transparent" style:font-name-asian="Arial Narrow" style:font-size-asian="18pt" style:font-style-asian="normal" style:font-weight-asian="normal" style:font-name-complex="Arial Narrow" style:font-size-complex="18pt" style:font-style-complex="normal" style:font-weight-complex="normal"/>
    </style:style>
    <style:style style:name="MT8" style:family="text">
      <style:text-properties fo:text-transform="uppercase" fo:color="#48695c" loext:opacity="100%" style:text-outline="false" style:text-line-through-style="none" style:text-line-through-type="none" style:text-position="0% 100%" style:font-name="Arial Narrow" fo:font-size="40pt" fo:letter-spacing="normal" fo:language="fr" fo:country="CA" fo:font-style="normal" style:text-underline-style="none" fo:font-weight="bold" fo:background-color="transparent" style:font-name-asian="ＭＳ Ｐゴシック1" style:font-size-asian="40pt" style:font-style-asian="normal" style:font-weight-asian="bold" style:font-name-complex="Arial Narrow" style:font-size-complex="40pt" style:font-style-complex="normal" style:font-weight-complex="bold"/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18pt" fo:letter-spacing="normal" fo:language="fr" fo:country="CA" fo:font-style="normal" style:text-underline-style="none" fo:font-weight="normal" fo:background-color="transparent" style:font-name-asian="Arial Narrow" style:font-size-asian="18pt" style:font-style-asian="normal" style:font-weight-asian="normal" style:font-name-complex="Arial Narrow" style:font-size-complex="18pt" style:font-style-complex="normal" style:font-weight-complex="normal"/>
    </style:style>
    <style:style style:name="MT10" style:family="text">
      <style:text-properties fo:text-transform="uppercase" fo:color="#48695c" loext:opacity="100%" style:text-outline="false" style:text-line-through-style="none" style:text-line-through-type="none" style:text-position="0% 100%" style:font-name="Arial Narrow" fo:font-size="29pt" fo:letter-spacing="normal" fo:language="fr" fo:country="FR" fo:font-style="normal" style:text-underline-style="none" fo:font-weight="bold" fo:background-color="transparent" style:font-name-asian="ＭＳ Ｐゴシック1" style:font-size-asian="29pt" style:font-style-asian="normal" style:font-weight-asian="bold" style:font-name-complex="Arial Narrow" style:font-size-complex="29pt" style:font-style-complex="normal" style:font-weight-complex="bold"/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5pt" fo:letter-spacing="normal" fo:language="fr" fo:country="FR" fo:font-style="normal" style:text-underline-style="none" fo:font-weight="normal" fo:background-color="transparent" style:font-name-asian="ＭＳ Ｐゴシック1" style:font-size-asian="25pt" style:font-style-asian="normal" style:font-weight-asian="normal" style:font-name-complex="ＭＳ Ｐゴシック1" style:font-size-complex="25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fo:background-color="transparent" style:font-name-asian="ヒラギノ角ゴ Pro W3" style:font-size-asian="22pt" style:font-style-asian="normal" style:font-weight-asian="normal" style:font-name-complex="ヒラギノ角ゴ Pro W3" style:font-size-complex="2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fo:background-color="transparent" style:font-name-asian="ＭＳ Ｐゴシック1" style:font-size-asian="22pt" style:font-style-asian="normal" style:font-weight-asian="normal" style:font-name-complex="ＭＳ Ｐゴシック1" style:font-size-complex="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447c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_20_Titre_20_1" style:display-name="Diapo Titre 1" style:page-layout-name="PM1" draw:style-name="Mdp1">
      <loext:theme loext:name="ThèmeUdeS">
        <loext:color-table loext:name="ThemeUdeS_2021">
          <loext:color loext:name="dk1" loext:color="#000000"/>
          <loext:color loext:name="lt1" loext:color="#00a955"/>
          <loext:color loext:name="dk2" loext:color="#48695c"/>
          <loext:color loext:name="lt2" loext:color="#447c59"/>
          <loext:color loext:name="accent1" loext:color="#3c8f58"/>
          <loext:color loext:name="accent2" loext:color="#59ad55"/>
          <loext:color loext:name="accent3" loext:color="#79b551"/>
          <loext:color loext:name="accent4" loext:color="#95c14e"/>
          <loext:color loext:name="accent5" loext:color="#717868"/>
          <loext:color loext:name="accent6" loext:color="#e5a938"/>
          <loext:color loext:name="hlink" loext:color="#1d1d1d"/>
          <loext:color loext:name="folHlink" loext:color="#9daf8a"/>
        </loext:color-table>
      </loext:theme>
      <draw:custom-shape draw:name="ZoneTexte 8" draw:style-name="Mgr3" draw:text-style-name="MP6" draw:layer="backgroundobjects" svg:width="10.199cm" svg:height="0.801cm" svg:x="14.5cm" svg:y="0.398cm">
        <text:p text:style-name="MP5"><text:span text:style-name="MT2">NOM DE LA FACULTÉ IC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ZoneTexte 10" draw:style-name="Mgr4" draw:text-style-name="MP6" draw:layer="backgroundobjects" svg:width="10.199cm" svg:height="0.801cm" svg:x="14.5cm" svg:y="0.398cm">
        <text:p text:style-name="MP5"><text:span text:style-name="MT2">NOM DE LA FACULTÉ IC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1" draw:style-name="Mgr5" draw:text-style-name="MP7" draw:layer="backgroundobjects" svg:width="3.667cm" svg:height="0.842cm" svg:x="21.301cm" svg:y="12.938cm">
        <draw:image xlink:href="Pictures/10000001000007BB000001C75AD6A3235B7BBEC5.png" xlink:type="simple" xlink:show="embed" xlink:actuate="onLoad" draw:mime-type="image/png">
          <text:p/>
        </draw:image>
      </draw:frame>
      <draw:frame draw:name="Image 2" draw:style-name="Mgr5" draw:text-style-name="MP7" draw:layer="backgroundobjects" svg:width="25.399cm" svg:height="1.256cm" svg:x="0cm" svg:y="0cm">
        <draw:image xlink:href="Pictures/10000000000007800000005FEBF1798927519FC4.jpg" xlink:type="simple" xlink:show="embed" xlink:actuate="onLoad" draw:mime-type="image/jpeg">
          <text:p/>
        </draw:image>
      </draw:frame>
      <draw:custom-shape draw:name="ZoneTexte 7" draw:style-name="Mgr6" draw:text-style-name="MP6" draw:layer="backgroundobjects" svg:width="8.6cm" svg:height="1.226cm" svg:x="16.3cm" svg:y="-0.084cm">
        <text:p text:style-name="MP5"><text:span text:style-name="MT2">NOM DE L’UNITÉ (à changer dans le masque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3" draw:style-name="Mgr5" draw:text-style-name="MP7" draw:layer="backgroundobjects" svg:width="25.399cm" svg:height="14.287cm" svg:x="0cm" svg:y="0cm">
        <draw:image xlink:href="Pictures/1000000000000780000004380DF0A53E8ADE8ACE.jpg" xlink:type="simple" xlink:show="embed" xlink:actuate="onLoad" draw:mime-type="image/jpeg">
          <text:p/>
        </draw:image>
      </draw:frame>
      <draw:frame draw:name="Rectangle 3" presentation:style-name="Mpr1" draw:text-style-name="MP9" draw:layer="backgroundobjects" svg:width="10.6cm" svg:height="5.25cm" svg:x="13.9cm" svg:y="2.493cm" presentation:class="title" presentation:user-transformed="true">
        <draw:text-box>
          <text:p text:style-name="MP8"><text:span text:style-name="MT3">Modifier le style du titre</text:span></text:p>
        </draw:text-box>
      </draw:frame>
      <draw:frame draw:name="Espace réservé du texte 9" presentation:style-name="Mpr2" draw:text-style-name="MP11" draw:layer="backgroundobjects" svg:width="10.599cm" svg:height="2.799cm" svg:x="13.901cm" svg:y="9.144cm" presentation:class="outline" presentation:user-transformed="true">
        <draw:text-box>
          <text:list text:style-name="ML3">
            <text:list-item>
              <text:p text:style-name="MP10"><text:span text:style-name="MT4">Cliquez pour modifier les styles du texte du </text:span><text:span text:style-name="MT4">masque</text:span></text:p>
            </text:list-item>
          </text:list>
        </draw:text-box>
      </draw:frame>
      <draw:custom-shape draw:name="ZoneTexte 10" draw:style-name="Mgr7" draw:text-style-name="MP13" draw:layer="backgroundobjects" svg:width="10.199cm" svg:height="1.226cm" svg:x="6.67cm" svg:y="12.631cm">
        <text:p text:style-name="MP12"><text:span text:style-name="MT5">NOM DE L’UNITÉ (à changer dans le masque)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6" draw:style-name="Mgr5" draw:text-style-name="MP7" draw:layer="backgroundobjects" svg:width="3.667cm" svg:height="0.842cm" svg:x="21.301cm" svg:y="12.938cm">
        <draw:image xlink:href="Pictures/10000001000007BB000001C75AD6A3235B7BBEC5.png" xlink:type="simple" xlink:show="embed" xlink:actuate="onLoad" draw:mime-type="image/png">
          <text:p/>
        </draw:image>
      </draw:frame>
      <presentation:notes style:page-layout-name="PM0">
        <draw:page-thumbnail presentation:style-name="Diapo_20_Titre_20_1-title" draw:layer="backgroundobjects" svg:width="18.624cm" svg:height="10.476cm" svg:x="1.482cm" svg:y="2.123cm" presentation:class="page"/>
        <draw:frame presentation:style-name="Diapo_20_Titre_20_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_20_Titre_20_2" style:display-name="Diapo Titre 2" style:page-layout-name="PM1" draw:style-name="Mdp1">
      <loext:theme loext:name="ThèmeUdeS">
        <loext:color-table loext:name="ThemeUdeS_2021">
          <loext:color loext:name="dk1" loext:color="#000000"/>
          <loext:color loext:name="lt1" loext:color="#00a955"/>
          <loext:color loext:name="dk2" loext:color="#48695c"/>
          <loext:color loext:name="lt2" loext:color="#447c59"/>
          <loext:color loext:name="accent1" loext:color="#3c8f58"/>
          <loext:color loext:name="accent2" loext:color="#59ad55"/>
          <loext:color loext:name="accent3" loext:color="#79b551"/>
          <loext:color loext:name="accent4" loext:color="#95c14e"/>
          <loext:color loext:name="accent5" loext:color="#717868"/>
          <loext:color loext:name="accent6" loext:color="#e5a938"/>
          <loext:color loext:name="hlink" loext:color="#1d1d1d"/>
          <loext:color loext:name="folHlink" loext:color="#9daf8a"/>
        </loext:color-table>
      </loext:theme>
      <draw:custom-shape draw:name="ZoneTexte 8" draw:style-name="Mgr8" draw:text-style-name="MP6" draw:layer="backgroundobjects" svg:width="10.199cm" svg:height="0.801cm" svg:x="14.5cm" svg:y="0.398cm">
        <text:p text:style-name="MP5"><text:span text:style-name="MT2">NOM DE LA FACULTÉ IC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ZoneTexte 10" draw:style-name="Mgr9" draw:text-style-name="MP6" draw:layer="backgroundobjects" svg:width="10.199cm" svg:height="0.801cm" svg:x="14.5cm" svg:y="0.398cm">
        <text:p text:style-name="MP5"><text:span text:style-name="MT2">NOM DE LA FACULTÉ IC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1" draw:style-name="Mgr5" draw:text-style-name="MP7" draw:layer="backgroundobjects" svg:width="3.667cm" svg:height="0.842cm" svg:x="21.301cm" svg:y="12.938cm">
        <draw:image xlink:href="Pictures/10000001000007BB000001C75AD6A3235B7BBEC5.png" xlink:type="simple" xlink:show="embed" xlink:actuate="onLoad" draw:mime-type="image/png">
          <text:p/>
        </draw:image>
      </draw:frame>
      <draw:frame draw:name="Image 2" draw:style-name="Mgr5" draw:text-style-name="MP7" draw:layer="backgroundobjects" svg:width="25.399cm" svg:height="1.256cm" svg:x="0cm" svg:y="0cm">
        <draw:image xlink:href="Pictures/10000000000007800000005FEBF1798927519FC4.jpg" xlink:type="simple" xlink:show="embed" xlink:actuate="onLoad" draw:mime-type="image/jpeg">
          <text:p/>
        </draw:image>
      </draw:frame>
      <draw:custom-shape draw:name="ZoneTexte 7" draw:style-name="Mgr10" draw:text-style-name="MP6" draw:layer="backgroundobjects" svg:width="8.6cm" svg:height="1.226cm" svg:x="16.3cm" svg:y="-0.084cm">
        <text:p text:style-name="MP5"><text:span text:style-name="MT2">NOM DE L’UNITÉ (à changer dans le masque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5" draw:style-name="Mgr5" draw:text-style-name="MP7" draw:layer="backgroundobjects" svg:width="25.391cm" svg:height="14.282cm" svg:x="0.004cm" svg:y="0.008cm">
        <draw:image xlink:href="Pictures/1000000000000780000004382EBF9976E1C97740.jpg" xlink:type="simple" xlink:show="embed" xlink:actuate="onLoad" draw:mime-type="image/jpeg">
          <text:p/>
        </draw:image>
      </draw:frame>
      <draw:frame draw:name="Rectangle 3" presentation:style-name="Mpr5" draw:text-style-name="MP9" draw:layer="backgroundobjects" svg:width="16.001cm" svg:height="4.049cm" svg:x="1.099cm" svg:y="1.343cm" presentation:class="title" presentation:user-transformed="true">
        <draw:text-box>
          <text:p text:style-name="MP8"><text:span text:style-name="MT3">Modifier le style du titre</text:span></text:p>
        </draw:text-box>
      </draw:frame>
      <draw:frame draw:name="Espace réservé du texte 3" presentation:style-name="Mpr6" draw:text-style-name="MP11" draw:layer="backgroundobjects" svg:width="10.198cm" svg:height="4.399cm" svg:x="1.1cm" svg:y="7.144cm" presentation:class="outline" presentation:user-transformed="true">
        <draw:text-box>
          <text:list text:style-name="ML3">
            <text:list-item>
              <text:p text:style-name="MP10"><text:span text:style-name="MT4">Cliquez pour modifier les styles du texte du </text:span><text:span text:style-name="MT4">masque</text:span></text:p>
            </text:list-item>
          </text:list>
        </draw:text-box>
      </draw:frame>
      <draw:frame draw:name="Image 6" draw:style-name="Mgr5" draw:text-style-name="MP7" draw:layer="backgroundobjects" svg:width="3.667cm" svg:height="0.842cm" svg:x="21.301cm" svg:y="12.938cm">
        <draw:image xlink:href="Pictures/10000001000007BB000001C7F060985654284667.png" xlink:type="simple" xlink:show="embed" xlink:actuate="onLoad" draw:mime-type="image/png">
          <text:p/>
        </draw:image>
      </draw:frame>
      <draw:custom-shape draw:name="ZoneTexte 8" draw:style-name="Mgr11" draw:text-style-name="MP13" draw:layer="backgroundobjects" svg:width="9.599cm" svg:height="1.226cm" svg:x="1.099cm" svg:y="12.631cm">
        <text:p text:style-name="MP12"><text:span text:style-name="MT5">NOM DE L’UNITÉ (à changer dans le masque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Diapo_20_Titre_20_2-title" draw:layer="backgroundobjects" svg:width="18.624cm" svg:height="10.476cm" svg:x="1.482cm" svg:y="2.123cm" presentation:class="page"/>
        <draw:frame presentation:style-name="Diapo_20_Titre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_20_Titre_20_3" style:display-name="Diapo Titre 3" style:page-layout-name="PM1" draw:style-name="Mdp1">
      <loext:theme loext:name="ThèmeUdeS">
        <loext:color-table loext:name="ThemeUdeS_2021">
          <loext:color loext:name="dk1" loext:color="#000000"/>
          <loext:color loext:name="lt1" loext:color="#00a955"/>
          <loext:color loext:name="dk2" loext:color="#48695c"/>
          <loext:color loext:name="lt2" loext:color="#447c59"/>
          <loext:color loext:name="accent1" loext:color="#3c8f58"/>
          <loext:color loext:name="accent2" loext:color="#59ad55"/>
          <loext:color loext:name="accent3" loext:color="#79b551"/>
          <loext:color loext:name="accent4" loext:color="#95c14e"/>
          <loext:color loext:name="accent5" loext:color="#717868"/>
          <loext:color loext:name="accent6" loext:color="#e5a938"/>
          <loext:color loext:name="hlink" loext:color="#1d1d1d"/>
          <loext:color loext:name="folHlink" loext:color="#9daf8a"/>
        </loext:color-table>
      </loext:theme>
      <draw:custom-shape draw:name="ZoneTexte 8" draw:style-name="Mgr12" draw:text-style-name="MP6" draw:layer="backgroundobjects" svg:width="10.199cm" svg:height="0.801cm" svg:x="14.5cm" svg:y="0.398cm">
        <text:p text:style-name="MP5"><text:span text:style-name="MT2">NOM DE LA FACULTÉ IC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ZoneTexte 10" draw:style-name="Mgr13" draw:text-style-name="MP6" draw:layer="backgroundobjects" svg:width="10.199cm" svg:height="0.801cm" svg:x="14.5cm" svg:y="0.398cm">
        <text:p text:style-name="MP5"><text:span text:style-name="MT2">NOM DE LA FACULTÉ IC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1" draw:style-name="Mgr5" draw:text-style-name="MP7" draw:layer="backgroundobjects" svg:width="3.667cm" svg:height="0.842cm" svg:x="21.301cm" svg:y="12.938cm">
        <draw:image xlink:href="Pictures/10000001000007BB000001C75AD6A3235B7BBEC5.png" xlink:type="simple" xlink:show="embed" xlink:actuate="onLoad" draw:mime-type="image/png">
          <text:p/>
        </draw:image>
      </draw:frame>
      <draw:frame draw:name="Image 2" draw:style-name="Mgr5" draw:text-style-name="MP7" draw:layer="backgroundobjects" svg:width="25.399cm" svg:height="1.256cm" svg:x="0cm" svg:y="0cm">
        <draw:image xlink:href="Pictures/10000000000007800000005FEBF1798927519FC4.jpg" xlink:type="simple" xlink:show="embed" xlink:actuate="onLoad" draw:mime-type="image/jpeg">
          <text:p/>
        </draw:image>
      </draw:frame>
      <draw:custom-shape draw:name="ZoneTexte 7" draw:style-name="Mgr14" draw:text-style-name="MP6" draw:layer="backgroundobjects" svg:width="8.6cm" svg:height="1.226cm" svg:x="16.3cm" svg:y="-0.084cm">
        <text:p text:style-name="MP5"><text:span text:style-name="MT2">NOM DE L’UNITÉ (à changer dans le masque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5" draw:style-name="Mgr5" draw:text-style-name="MP7" draw:layer="backgroundobjects" svg:width="25.391cm" svg:height="12.444cm" svg:x="0.004cm" svg:y="0cm">
        <draw:image xlink:href="Pictures/1000000000000780000003AD1F13E9581AC4EA6C.jpg" xlink:type="simple" xlink:show="embed" xlink:actuate="onLoad" draw:mime-type="image/jpeg">
          <text:p/>
        </draw:image>
      </draw:frame>
      <draw:frame draw:name="Rectangle 3" presentation:style-name="Mpr9" draw:text-style-name="MP14" draw:layer="backgroundobjects" svg:width="5.2cm" svg:height="4.049cm" svg:x="13.3cm" svg:y="0.543cm" presentation:class="title" presentation:user-transformed="true">
        <draw:text-box>
          <text:p text:style-name="MP8"><text:span text:style-name="MT6">Modifier le style du titre</text:span></text:p>
        </draw:text-box>
      </draw:frame>
      <draw:frame draw:name="Espace réservé du texte 3" presentation:style-name="Mpr10" draw:text-style-name="MP11" draw:layer="backgroundobjects" svg:width="5.539cm" svg:height="1.758cm" svg:x="13.3cm" svg:y="4.385cm" presentation:class="outline" presentation:user-transformed="true">
        <draw:text-box>
          <text:list text:style-name="ML3">
            <text:list-item>
              <text:p text:style-name="MP10"><text:span text:style-name="MT7">Cliquez pour modifier les styles du texte du </text:span><text:span text:style-name="MT7">masque</text:span></text:p>
            </text:list-item>
          </text:list>
        </draw:text-box>
      </draw:frame>
      <draw:custom-shape draw:name="ZoneTexte 11" draw:style-name="Mgr15" draw:text-style-name="MP13" draw:layer="backgroundobjects" svg:width="10.199cm" svg:height="1.226cm" svg:x="0.499cm" svg:y="12.631cm">
        <text:p text:style-name="MP12"><text:span text:style-name="MT5">NOM DE L’UNITÉ (à changer dans le masque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Diapo_20_Titre_20_3-title" draw:layer="backgroundobjects" svg:width="18.624cm" svg:height="10.476cm" svg:x="1.482cm" svg:y="2.123cm" presentation:class="page"/>
        <draw:frame presentation:style-name="Diapo_20_Titre_20_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_20_Titre_20_4" style:display-name="Diapo Titre 4" style:page-layout-name="PM1" draw:style-name="Mdp1">
      <loext:theme loext:name="ThèmeUdeS">
        <loext:color-table loext:name="ThemeUdeS_2021">
          <loext:color loext:name="dk1" loext:color="#000000"/>
          <loext:color loext:name="lt1" loext:color="#00a955"/>
          <loext:color loext:name="dk2" loext:color="#48695c"/>
          <loext:color loext:name="lt2" loext:color="#447c59"/>
          <loext:color loext:name="accent1" loext:color="#3c8f58"/>
          <loext:color loext:name="accent2" loext:color="#59ad55"/>
          <loext:color loext:name="accent3" loext:color="#79b551"/>
          <loext:color loext:name="accent4" loext:color="#95c14e"/>
          <loext:color loext:name="accent5" loext:color="#717868"/>
          <loext:color loext:name="accent6" loext:color="#e5a938"/>
          <loext:color loext:name="hlink" loext:color="#1d1d1d"/>
          <loext:color loext:name="folHlink" loext:color="#9daf8a"/>
        </loext:color-table>
      </loext:theme>
      <draw:custom-shape draw:name="ZoneTexte 8" draw:style-name="Mgr16" draw:text-style-name="MP6" draw:layer="backgroundobjects" svg:width="10.199cm" svg:height="0.801cm" svg:x="14.5cm" svg:y="0.398cm">
        <text:p text:style-name="MP5"><text:span text:style-name="MT2">NOM DE LA FACULTÉ IC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ZoneTexte 10" draw:style-name="Mgr17" draw:text-style-name="MP6" draw:layer="backgroundobjects" svg:width="10.199cm" svg:height="0.801cm" svg:x="14.5cm" svg:y="0.398cm">
        <text:p text:style-name="MP5"><text:span text:style-name="MT2">NOM DE LA FACULTÉ IC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1" draw:style-name="Mgr5" draw:text-style-name="MP7" draw:layer="backgroundobjects" svg:width="3.667cm" svg:height="0.842cm" svg:x="21.301cm" svg:y="12.938cm">
        <draw:image xlink:href="Pictures/10000001000007BB000001C75AD6A3235B7BBEC5.png" xlink:type="simple" xlink:show="embed" xlink:actuate="onLoad" draw:mime-type="image/png">
          <text:p/>
        </draw:image>
      </draw:frame>
      <draw:frame draw:name="Image 2" draw:style-name="Mgr5" draw:text-style-name="MP7" draw:layer="backgroundobjects" svg:width="25.399cm" svg:height="1.256cm" svg:x="0cm" svg:y="0cm">
        <draw:image xlink:href="Pictures/10000000000007800000005FEBF1798927519FC4.jpg" xlink:type="simple" xlink:show="embed" xlink:actuate="onLoad" draw:mime-type="image/jpeg">
          <text:p/>
        </draw:image>
      </draw:frame>
      <draw:custom-shape draw:name="ZoneTexte 7" draw:style-name="Mgr18" draw:text-style-name="MP6" draw:layer="backgroundobjects" svg:width="8.6cm" svg:height="1.226cm" svg:x="16.3cm" svg:y="-0.084cm">
        <text:p text:style-name="MP5"><text:span text:style-name="MT2">NOM DE L’UNITÉ (à changer dans le masque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2" draw:style-name="Mgr5" draw:text-style-name="MP7" draw:layer="backgroundobjects" svg:width="25.399cm" svg:height="12.448cm" svg:x="0cm" svg:y="0cm">
        <draw:image xlink:href="Pictures/1000000000000780000003AD0A76FCB017BA7C37.jpg" xlink:type="simple" xlink:show="embed" xlink:actuate="onLoad" draw:mime-type="image/jpeg">
          <text:p/>
        </draw:image>
      </draw:frame>
      <draw:frame draw:name="Rectangle 3" presentation:style-name="Mpr13" draw:text-style-name="MP9" draw:layer="backgroundobjects" svg:width="14.401cm" svg:height="2.649cm" svg:x="4.899cm" svg:y="2.493cm" presentation:class="title" presentation:user-transformed="true">
        <draw:text-box>
          <text:p text:style-name="MP8"><text:span text:style-name="MT3">Modifier le style du titre</text:span></text:p>
        </draw:text-box>
      </draw:frame>
      <draw:frame draw:name="Espace réservé du texte 6" presentation:style-name="Mpr14" draw:text-style-name="MP11" draw:layer="backgroundobjects" svg:width="14.401cm" svg:height="4.874cm" svg:x="4.898cm" svg:y="6.544cm" presentation:class="outline" presentation:user-transformed="true">
        <draw:text-box>
          <text:list text:style-name="ML3">
            <text:list-item>
              <text:p text:style-name="MP10"><text:span text:style-name="MT4">Cliquez pour modifier les styles du texte du </text:span><text:span text:style-name="MT4">masque</text:span></text:p>
            </text:list-item>
          </text:list>
        </draw:text-box>
      </draw:frame>
      <draw:custom-shape draw:name="ZoneTexte 8" draw:style-name="Mgr19" draw:text-style-name="MP13" draw:layer="backgroundobjects" svg:width="10.199cm" svg:height="1.226cm" svg:x="0.499cm" svg:y="12.631cm">
        <text:p text:style-name="MP12"><text:span text:style-name="MT5">NOM DE L’UNITÉ (à changer dans le masque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Diapo_20_Titre_20_4-title" draw:layer="backgroundobjects" svg:width="18.624cm" svg:height="10.476cm" svg:x="1.482cm" svg:y="2.123cm" presentation:class="page"/>
        <draw:frame presentation:style-name="Diapo_20_Titre_20_4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_20_Titre_20_5" style:display-name="Diapo Titre 5" style:page-layout-name="PM1" draw:style-name="Mdp1">
      <loext:theme loext:name="ThèmeUdeS">
        <loext:color-table loext:name="ThemeUdeS_2021">
          <loext:color loext:name="dk1" loext:color="#000000"/>
          <loext:color loext:name="lt1" loext:color="#00a955"/>
          <loext:color loext:name="dk2" loext:color="#48695c"/>
          <loext:color loext:name="lt2" loext:color="#447c59"/>
          <loext:color loext:name="accent1" loext:color="#3c8f58"/>
          <loext:color loext:name="accent2" loext:color="#59ad55"/>
          <loext:color loext:name="accent3" loext:color="#79b551"/>
          <loext:color loext:name="accent4" loext:color="#95c14e"/>
          <loext:color loext:name="accent5" loext:color="#717868"/>
          <loext:color loext:name="accent6" loext:color="#e5a938"/>
          <loext:color loext:name="hlink" loext:color="#1d1d1d"/>
          <loext:color loext:name="folHlink" loext:color="#9daf8a"/>
        </loext:color-table>
      </loext:theme>
      <draw:custom-shape draw:name="ZoneTexte 8" draw:style-name="Mgr20" draw:text-style-name="MP6" draw:layer="backgroundobjects" svg:width="10.199cm" svg:height="0.801cm" svg:x="14.5cm" svg:y="0.398cm">
        <text:p text:style-name="MP5"><text:span text:style-name="MT2">NOM DE LA FACULTÉ IC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ZoneTexte 10" draw:style-name="Mgr21" draw:text-style-name="MP6" draw:layer="backgroundobjects" svg:width="10.199cm" svg:height="0.801cm" svg:x="14.5cm" svg:y="0.398cm">
        <text:p text:style-name="MP5"><text:span text:style-name="MT2">NOM DE LA FACULTÉ IC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1" draw:style-name="Mgr5" draw:text-style-name="MP7" draw:layer="backgroundobjects" svg:width="3.667cm" svg:height="0.842cm" svg:x="21.301cm" svg:y="12.938cm">
        <draw:image xlink:href="Pictures/10000001000007BB000001C75AD6A3235B7BBEC5.png" xlink:type="simple" xlink:show="embed" xlink:actuate="onLoad" draw:mime-type="image/png">
          <text:p/>
        </draw:image>
      </draw:frame>
      <draw:frame draw:name="Image 2" draw:style-name="Mgr5" draw:text-style-name="MP7" draw:layer="backgroundobjects" svg:width="25.399cm" svg:height="1.256cm" svg:x="0cm" svg:y="0cm">
        <draw:image xlink:href="Pictures/10000000000007800000005FEBF1798927519FC4.jpg" xlink:type="simple" xlink:show="embed" xlink:actuate="onLoad" draw:mime-type="image/jpeg">
          <text:p/>
        </draw:image>
      </draw:frame>
      <draw:custom-shape draw:name="ZoneTexte 7" draw:style-name="Mgr22" draw:text-style-name="MP6" draw:layer="backgroundobjects" svg:width="8.6cm" svg:height="1.226cm" svg:x="16.3cm" svg:y="-0.084cm">
        <text:p text:style-name="MP5"><text:span text:style-name="MT2">NOM DE L’UNITÉ (à changer dans le masque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2" draw:style-name="Mgr5" draw:text-style-name="MP7" draw:layer="backgroundobjects" svg:width="25.399cm" svg:height="12.448cm" svg:x="0cm" svg:y="0cm">
        <draw:image xlink:href="Pictures/1000000000000780000003ADE798AE30879ACB2F.jpg" xlink:type="simple" xlink:show="embed" xlink:actuate="onLoad" draw:mime-type="image/jpeg">
          <text:p/>
        </draw:image>
      </draw:frame>
      <draw:frame draw:name="Rectangle 3" presentation:style-name="Mpr17" draw:text-style-name="MP9" draw:layer="backgroundobjects" svg:width="20.259cm" svg:height="2.249cm" svg:x="4.242cm" svg:y="1.592cm" presentation:class="title" presentation:user-transformed="true">
        <draw:text-box>
          <text:p text:style-name="MP8"><text:span text:style-name="MT3">Modifier le style du titre</text:span></text:p>
        </draw:text-box>
      </draw:frame>
      <draw:frame draw:name="Espace réservé du texte 6" presentation:style-name="Mpr18" draw:text-style-name="MP11" draw:layer="backgroundobjects" svg:width="20.259cm" svg:height="1.501cm" svg:x="4.241cm" svg:y="4.068cm" presentation:class="outline" presentation:user-transformed="true">
        <draw:text-box>
          <text:list text:style-name="ML3">
            <text:list-item>
              <text:p text:style-name="MP10"><text:span text:style-name="MT4">Cliquez pour modifier les styles du texte du </text:span><text:span text:style-name="MT4">masque</text:span></text:p>
            </text:list-item>
          </text:list>
        </draw:text-box>
      </draw:frame>
      <draw:custom-shape draw:name="ZoneTexte 5" draw:style-name="Mgr23" draw:text-style-name="MP13" draw:layer="backgroundobjects" svg:width="4.8cm" svg:height="1.226cm" svg:x="0.699cm" svg:y="12.544cm">
        <text:p text:style-name="MP12"><text:span text:style-name="MT2">NOM DE</text:span><text:span text:style-name="MT2"><text:line-break/></text:span><text:span text:style-name="MT2">LA FACULTÉ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de l’image 15" presentation:style-name="Diapo_20_Titre_20_5-outline1" draw:layer="backgroundobjects" svg:width="3.706cm" svg:height="3.221cm" svg:x="0.016cm" svg:y="9.227cm" presentation:class="outline" presentation:placeholder="true" presentation:user-transformed="true">
        <draw:text-box/>
      </draw:frame>
      <draw:frame draw:name="Espace réservé de l’image 15" presentation:style-name="Diapo_20_Titre_20_5-outline1" draw:layer="backgroundobjects" svg:width="3.706cm" svg:height="3.221cm" svg:x="0.016cm" svg:y="5.566cm" presentation:class="outline" presentation:placeholder="true" presentation:user-transformed="true">
        <draw:text-box/>
      </draw:frame>
      <draw:frame draw:name="Espace réservé de l’image 13" presentation:style-name="Diapo_20_Titre_20_5-outline1" draw:layer="backgroundobjects" svg:width="6.4cm" svg:height="4.631cm" svg:x="4.242cm" svg:y="7.817cm" presentation:class="outline" presentation:placeholder="true" presentation:user-transformed="true">
        <draw:text-box/>
      </draw:frame>
      <draw:custom-shape draw:name="ZoneTexte 12" draw:style-name="Mgr24" draw:text-style-name="MP13" draw:layer="backgroundobjects" svg:width="10.199cm" svg:height="1.226cm" svg:x="0.499cm" svg:y="12.631cm">
        <text:p text:style-name="MP12"><text:span text:style-name="MT5">NOM DE L’UNITÉ (à changer dans le masque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Diapo_20_Titre_20_5-title" draw:layer="backgroundobjects" svg:width="18.624cm" svg:height="10.476cm" svg:x="1.482cm" svg:y="2.123cm" presentation:class="page"/>
        <draw:frame presentation:style-name="Diapo_20_Titre_20_5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_20_photo" style:display-name="Diapo photo" style:page-layout-name="PM1" draw:style-name="Mdp1">
      <loext:theme loext:name="ThèmeUdeS">
        <loext:color-table loext:name="ThemeUdeS_2021">
          <loext:color loext:name="dk1" loext:color="#000000"/>
          <loext:color loext:name="lt1" loext:color="#00a955"/>
          <loext:color loext:name="dk2" loext:color="#48695c"/>
          <loext:color loext:name="lt2" loext:color="#447c59"/>
          <loext:color loext:name="accent1" loext:color="#3c8f58"/>
          <loext:color loext:name="accent2" loext:color="#59ad55"/>
          <loext:color loext:name="accent3" loext:color="#79b551"/>
          <loext:color loext:name="accent4" loext:color="#95c14e"/>
          <loext:color loext:name="accent5" loext:color="#717868"/>
          <loext:color loext:name="accent6" loext:color="#e5a938"/>
          <loext:color loext:name="hlink" loext:color="#1d1d1d"/>
          <loext:color loext:name="folHlink" loext:color="#9daf8a"/>
        </loext:color-table>
      </loext:theme>
      <draw:custom-shape draw:name="ZoneTexte 8" draw:style-name="Mgr25" draw:text-style-name="MP6" draw:layer="backgroundobjects" svg:width="10.199cm" svg:height="0.801cm" svg:x="14.5cm" svg:y="0.398cm">
        <text:p text:style-name="MP5"><text:span text:style-name="MT2">NOM DE LA FACULTÉ IC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ZoneTexte 10" draw:style-name="Mgr26" draw:text-style-name="MP6" draw:layer="backgroundobjects" svg:width="10.199cm" svg:height="0.801cm" svg:x="14.5cm" svg:y="0.398cm">
        <text:p text:style-name="MP5"><text:span text:style-name="MT2">NOM DE LA FACULTÉ IC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1" draw:style-name="Mgr5" draw:text-style-name="MP7" draw:layer="backgroundobjects" svg:width="3.667cm" svg:height="0.842cm" svg:x="21.301cm" svg:y="12.938cm">
        <draw:image xlink:href="Pictures/10000001000007BB000001C75AD6A3235B7BBEC5.png" xlink:type="simple" xlink:show="embed" xlink:actuate="onLoad" draw:mime-type="image/png">
          <text:p/>
        </draw:image>
      </draw:frame>
      <draw:frame draw:name="Image 2" draw:style-name="Mgr5" draw:text-style-name="MP7" draw:layer="backgroundobjects" svg:width="25.399cm" svg:height="1.256cm" svg:x="0cm" svg:y="0cm">
        <draw:image xlink:href="Pictures/10000000000007800000005FEBF1798927519FC4.jpg" xlink:type="simple" xlink:show="embed" xlink:actuate="onLoad" draw:mime-type="image/jpeg">
          <text:p/>
        </draw:image>
      </draw:frame>
      <draw:custom-shape draw:name="ZoneTexte 7" draw:style-name="Mgr27" draw:text-style-name="MP6" draw:layer="backgroundobjects" svg:width="8.6cm" svg:height="1.226cm" svg:x="16.3cm" svg:y="-0.084cm">
        <text:p text:style-name="MP5"><text:span text:style-name="MT2">NOM DE L’UNITÉ (à changer dans le masque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de l’image 13" presentation:style-name="Diapo_20_photo-outline1" draw:layer="backgroundobjects" svg:width="25.399cm" svg:height="14.287cm" svg:x="0cm" svg:y="0cm" presentation:class="outline" presentation:placeholder="true" presentation:user-transformed="true">
        <draw:text-box/>
      </draw:frame>
      <draw:custom-shape draw:name="ZoneTexte 5" draw:style-name="Mgr28" draw:text-style-name="MP13" draw:layer="backgroundobjects" svg:width="4.8cm" svg:height="1.226cm" svg:x="0.699cm" svg:y="12.544cm">
        <text:p text:style-name="MP12"><text:span text:style-name="MT2">NOM DE</text:span><text:span text:style-name="MT2"><text:line-break/></text:span><text:span text:style-name="MT2">LA FACULTÉ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29" draw:text-style-name="MP15" draw:layer="backgroundobjects" svg:width="4.199cm" svg:height="1.399cm" svg:x="20.901cm" svg:y="12.5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3" presentation:style-name="Mpr21" draw:text-style-name="MP9" draw:layer="backgroundobjects" svg:width="25.399cm" svg:height="2.249cm" svg:x="0cm" svg:y="6.019cm" presentation:class="title" presentation:user-transformed="true">
        <draw:text-box>
          <text:p text:style-name="MP16"><text:span text:style-name="MT3">Modifier le style du titre</text:span></text:p>
        </draw:text-box>
      </draw:frame>
      <presentation:notes style:page-layout-name="PM0">
        <draw:page-thumbnail presentation:style-name="Diapo_20_photo-title" draw:layer="backgroundobjects" svg:width="18.624cm" svg:height="10.476cm" svg:x="1.482cm" svg:y="2.123cm" presentation:class="page"/>
        <draw:frame presentation:style-name="Diapo_20_photo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_20_Texture_20_1" style:display-name="Diapo Texture 1" style:page-layout-name="PM1" draw:style-name="Mdp1">
      <loext:theme loext:name="ThèmeUdeS">
        <loext:color-table loext:name="ThemeUdeS_2021">
          <loext:color loext:name="dk1" loext:color="#000000"/>
          <loext:color loext:name="lt1" loext:color="#00a955"/>
          <loext:color loext:name="dk2" loext:color="#48695c"/>
          <loext:color loext:name="lt2" loext:color="#447c59"/>
          <loext:color loext:name="accent1" loext:color="#3c8f58"/>
          <loext:color loext:name="accent2" loext:color="#59ad55"/>
          <loext:color loext:name="accent3" loext:color="#79b551"/>
          <loext:color loext:name="accent4" loext:color="#95c14e"/>
          <loext:color loext:name="accent5" loext:color="#717868"/>
          <loext:color loext:name="accent6" loext:color="#e5a938"/>
          <loext:color loext:name="hlink" loext:color="#1d1d1d"/>
          <loext:color loext:name="folHlink" loext:color="#9daf8a"/>
        </loext:color-table>
      </loext:theme>
      <draw:custom-shape draw:name="ZoneTexte 8" draw:style-name="Mgr30" draw:text-style-name="MP6" draw:layer="backgroundobjects" svg:width="10.199cm" svg:height="0.801cm" svg:x="14.5cm" svg:y="0.398cm">
        <text:p text:style-name="MP5"><text:span text:style-name="MT2">NOM DE LA FACULTÉ IC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ZoneTexte 10" draw:style-name="Mgr31" draw:text-style-name="MP6" draw:layer="backgroundobjects" svg:width="10.199cm" svg:height="0.801cm" svg:x="14.5cm" svg:y="0.398cm">
        <text:p text:style-name="MP5"><text:span text:style-name="MT2">NOM DE LA FACULTÉ IC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1" draw:style-name="Mgr5" draw:text-style-name="MP7" draw:layer="backgroundobjects" svg:width="3.667cm" svg:height="0.842cm" svg:x="21.301cm" svg:y="12.938cm">
        <draw:image xlink:href="Pictures/10000001000007BB000001C75AD6A3235B7BBEC5.png" xlink:type="simple" xlink:show="embed" xlink:actuate="onLoad" draw:mime-type="image/png">
          <text:p/>
        </draw:image>
      </draw:frame>
      <draw:frame draw:name="Image 2" draw:style-name="Mgr5" draw:text-style-name="MP7" draw:layer="backgroundobjects" svg:width="25.399cm" svg:height="1.256cm" svg:x="0cm" svg:y="0cm">
        <draw:image xlink:href="Pictures/10000000000007800000005FEBF1798927519FC4.jpg" xlink:type="simple" xlink:show="embed" xlink:actuate="onLoad" draw:mime-type="image/jpeg">
          <text:p/>
        </draw:image>
      </draw:frame>
      <draw:custom-shape draw:name="ZoneTexte 7" draw:style-name="Mgr32" draw:text-style-name="MP6" draw:layer="backgroundobjects" svg:width="8.6cm" svg:height="1.226cm" svg:x="16.3cm" svg:y="-0.084cm">
        <text:p text:style-name="MP5"><text:span text:style-name="MT2">NOM DE L’UNITÉ (à changer dans le masque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6" draw:style-name="Mgr5" draw:text-style-name="MP7" draw:layer="backgroundobjects" svg:width="25.399cm" svg:height="14.287cm" svg:x="0cm" svg:y="0cm">
        <draw:image xlink:href="Pictures/1000000000000780000004381C3E26FDA71852D2.jpg" xlink:type="simple" xlink:show="embed" xlink:actuate="onLoad" draw:mime-type="image/jpeg">
          <text:p/>
        </draw:image>
      </draw:frame>
      <draw:frame draw:name="Rectangle 3" presentation:style-name="Mpr24" draw:text-style-name="MP9" draw:layer="backgroundobjects" svg:width="20.801cm" svg:height="2.249cm" svg:x="2.299cm" svg:y="6.019cm" presentation:class="title" presentation:user-transformed="true">
        <draw:text-box>
          <text:p text:style-name="MP16"><text:span text:style-name="MT3">Modifier le style du titre</text:span></text:p>
        </draw:text-box>
      </draw:frame>
      <draw:frame presentation:style-name="Diapo_20_Texture_20_1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iapo_20_Texture_20_1-title" draw:layer="backgroundobjects" svg:width="18.624cm" svg:height="10.476cm" svg:x="1.482cm" svg:y="2.123cm" presentation:class="page"/>
        <draw:frame presentation:style-name="Diapo_20_Texture_20_1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_20_Texture_20_2" style:display-name="Diapo Texture 2" style:page-layout-name="PM1" draw:style-name="Mdp1">
      <loext:theme loext:name="ThèmeUdeS">
        <loext:color-table loext:name="ThemeUdeS_2021">
          <loext:color loext:name="dk1" loext:color="#000000"/>
          <loext:color loext:name="lt1" loext:color="#00a955"/>
          <loext:color loext:name="dk2" loext:color="#48695c"/>
          <loext:color loext:name="lt2" loext:color="#447c59"/>
          <loext:color loext:name="accent1" loext:color="#3c8f58"/>
          <loext:color loext:name="accent2" loext:color="#59ad55"/>
          <loext:color loext:name="accent3" loext:color="#79b551"/>
          <loext:color loext:name="accent4" loext:color="#95c14e"/>
          <loext:color loext:name="accent5" loext:color="#717868"/>
          <loext:color loext:name="accent6" loext:color="#e5a938"/>
          <loext:color loext:name="hlink" loext:color="#1d1d1d"/>
          <loext:color loext:name="folHlink" loext:color="#9daf8a"/>
        </loext:color-table>
      </loext:theme>
      <draw:custom-shape draw:name="ZoneTexte 8" draw:style-name="Mgr33" draw:text-style-name="MP6" draw:layer="backgroundobjects" svg:width="10.199cm" svg:height="0.801cm" svg:x="14.5cm" svg:y="0.398cm">
        <text:p text:style-name="MP5"><text:span text:style-name="MT2">NOM DE LA FACULTÉ IC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ZoneTexte 10" draw:style-name="Mgr34" draw:text-style-name="MP6" draw:layer="backgroundobjects" svg:width="10.199cm" svg:height="0.801cm" svg:x="14.5cm" svg:y="0.398cm">
        <text:p text:style-name="MP5"><text:span text:style-name="MT2">NOM DE LA FACULTÉ IC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1" draw:style-name="Mgr5" draw:text-style-name="MP7" draw:layer="backgroundobjects" svg:width="3.667cm" svg:height="0.842cm" svg:x="21.301cm" svg:y="12.938cm">
        <draw:image xlink:href="Pictures/10000001000007BB000001C75AD6A3235B7BBEC5.png" xlink:type="simple" xlink:show="embed" xlink:actuate="onLoad" draw:mime-type="image/png">
          <text:p/>
        </draw:image>
      </draw:frame>
      <draw:frame draw:name="Image 2" draw:style-name="Mgr5" draw:text-style-name="MP7" draw:layer="backgroundobjects" svg:width="25.399cm" svg:height="1.256cm" svg:x="0cm" svg:y="0cm">
        <draw:image xlink:href="Pictures/10000000000007800000005FEBF1798927519FC4.jpg" xlink:type="simple" xlink:show="embed" xlink:actuate="onLoad" draw:mime-type="image/jpeg">
          <text:p/>
        </draw:image>
      </draw:frame>
      <draw:custom-shape draw:name="ZoneTexte 7" draw:style-name="Mgr35" draw:text-style-name="MP6" draw:layer="backgroundobjects" svg:width="8.6cm" svg:height="1.226cm" svg:x="16.3cm" svg:y="-0.084cm">
        <text:p text:style-name="MP5"><text:span text:style-name="MT2">NOM DE L’UNITÉ (à changer dans le masque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6" draw:style-name="Mgr5" draw:text-style-name="MP7" draw:layer="backgroundobjects" svg:width="25.399cm" svg:height="14.287cm" svg:x="0cm" svg:y="0cm">
        <draw:image xlink:href="Pictures/100000000000078000000438BA55E9F004206A4F.jpg" xlink:type="simple" xlink:show="embed" xlink:actuate="onLoad" draw:mime-type="image/jpeg">
          <text:p/>
        </draw:image>
      </draw:frame>
      <draw:frame draw:name="Rectangle 3" presentation:style-name="Mpr27" draw:text-style-name="MP9" draw:layer="backgroundobjects" svg:width="13.4cm" svg:height="2.249cm" svg:x="9.7cm" svg:y="6.019cm" presentation:class="title" presentation:user-transformed="true">
        <draw:text-box>
          <text:p text:style-name="MP8"><text:span text:style-name="MT8">Modifier le style du titre</text:span></text:p>
        </draw:text-box>
      </draw:frame>
      <draw:frame presentation:style-name="Diapo_20_Texture_20_2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iapo_20_Texture_20_2-title" draw:layer="backgroundobjects" svg:width="18.624cm" svg:height="10.476cm" svg:x="1.482cm" svg:y="2.123cm" presentation:class="page"/>
        <draw:frame presentation:style-name="Diapo_20_Texture_20_2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_20_Section" style:display-name="Diapo Section" style:page-layout-name="PM1" draw:style-name="Mdp1">
      <loext:theme loext:name="ThèmeUdeS">
        <loext:color-table loext:name="ThemeUdeS_2021">
          <loext:color loext:name="dk1" loext:color="#000000"/>
          <loext:color loext:name="lt1" loext:color="#00a955"/>
          <loext:color loext:name="dk2" loext:color="#48695c"/>
          <loext:color loext:name="lt2" loext:color="#447c59"/>
          <loext:color loext:name="accent1" loext:color="#3c8f58"/>
          <loext:color loext:name="accent2" loext:color="#59ad55"/>
          <loext:color loext:name="accent3" loext:color="#79b551"/>
          <loext:color loext:name="accent4" loext:color="#95c14e"/>
          <loext:color loext:name="accent5" loext:color="#717868"/>
          <loext:color loext:name="accent6" loext:color="#e5a938"/>
          <loext:color loext:name="hlink" loext:color="#1d1d1d"/>
          <loext:color loext:name="folHlink" loext:color="#9daf8a"/>
        </loext:color-table>
      </loext:theme>
      <draw:custom-shape draw:name="ZoneTexte 8" draw:style-name="Mgr36" draw:text-style-name="MP6" draw:layer="backgroundobjects" svg:width="10.199cm" svg:height="0.801cm" svg:x="14.5cm" svg:y="0.398cm">
        <text:p text:style-name="MP5"><text:span text:style-name="MT2">NOM DE LA FACULTÉ IC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ZoneTexte 10" draw:style-name="Mgr37" draw:text-style-name="MP6" draw:layer="backgroundobjects" svg:width="10.199cm" svg:height="0.801cm" svg:x="14.5cm" svg:y="0.398cm">
        <text:p text:style-name="MP5"><text:span text:style-name="MT2">NOM DE LA FACULTÉ IC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1" draw:style-name="Mgr5" draw:text-style-name="MP7" draw:layer="backgroundobjects" svg:width="3.667cm" svg:height="0.842cm" svg:x="21.301cm" svg:y="12.938cm">
        <draw:image xlink:href="Pictures/10000001000007BB000001C75AD6A3235B7BBEC5.png" xlink:type="simple" xlink:show="embed" xlink:actuate="onLoad" draw:mime-type="image/png">
          <text:p/>
        </draw:image>
      </draw:frame>
      <draw:frame draw:name="Image 2" draw:style-name="Mgr5" draw:text-style-name="MP7" draw:layer="backgroundobjects" svg:width="25.399cm" svg:height="1.256cm" svg:x="0cm" svg:y="0cm">
        <draw:image xlink:href="Pictures/10000000000007800000005FEBF1798927519FC4.jpg" xlink:type="simple" xlink:show="embed" xlink:actuate="onLoad" draw:mime-type="image/jpeg">
          <text:p/>
        </draw:image>
      </draw:frame>
      <draw:custom-shape draw:name="ZoneTexte 7" draw:style-name="Mgr38" draw:text-style-name="MP6" draw:layer="backgroundobjects" svg:width="8.6cm" svg:height="1.226cm" svg:x="16.3cm" svg:y="-0.084cm">
        <text:p text:style-name="MP5"><text:span text:style-name="MT2">NOM DE L’UNITÉ (à changer dans le masque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29" draw:text-style-name="MP15" draw:layer="backgroundobjects" svg:width="25.399cm" svg:height="1.74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3" presentation:style-name="Mpr30" draw:text-style-name="MP9" draw:layer="backgroundobjects" svg:width="17.801cm" svg:height="4.32cm" svg:x="6.699cm" svg:y="1.543cm" presentation:class="title" presentation:user-transformed="true">
        <draw:text-box>
          <text:p text:style-name="MP8"><text:span text:style-name="MT8">Modifier le style du titre</text:span></text:p>
        </draw:text-box>
      </draw:frame>
      <draw:frame draw:name="Espace réservé du texte 6" presentation:style-name="Mpr31" draw:text-style-name="MP11" draw:layer="backgroundobjects" svg:width="17.801cm" svg:height="1.501cm" svg:x="6.698cm" svg:y="6.393cm" presentation:class="outline" presentation:user-transformed="true">
        <draw:text-box>
          <text:list text:style-name="ML3">
            <text:list-item>
              <text:p text:style-name="MP10"><text:span text:style-name="MT9">Cliquez pour modifier les styles du texte du </text:span><text:span text:style-name="MT9">masque</text:span></text:p>
            </text:list-item>
          </text:list>
        </draw:text-box>
      </draw:frame>
      <draw:custom-shape draw:name="ZoneTexte 5" draw:style-name="Mgr39" draw:text-style-name="MP13" draw:layer="backgroundobjects" svg:width="4.8cm" svg:height="1.226cm" svg:x="0.699cm" svg:y="12.544cm">
        <text:p text:style-name="MP12"><text:span text:style-name="MT2">NOM DE</text:span><text:span text:style-name="MT2"><text:line-break/></text:span><text:span text:style-name="MT2">LA FACULTÉ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2" draw:style-name="Mgr5" draw:text-style-name="MP7" draw:layer="backgroundobjects" svg:width="5.886cm" svg:height="14.287cm" svg:x="0cm" svg:y="0cm">
        <draw:image xlink:href="Pictures/10000000000001BD000004387DB4AC19AD2689AA.jpg" xlink:type="simple" xlink:show="embed" xlink:actuate="onLoad" draw:mime-type="image/jpeg">
          <text:p/>
        </draw:image>
      </draw:frame>
      <draw:frame draw:name="Espace réservé de l’image 13" presentation:style-name="Diapo_20_Section-outline1" draw:layer="backgroundobjects" svg:width="5.886cm" svg:height="4.32cm" svg:x="0cm" svg:y="0cm" presentation:class="outline" presentation:placeholder="true" presentation:user-transformed="true">
        <draw:text-box/>
      </draw:frame>
      <draw:custom-shape draw:name="ZoneTexte 10" draw:style-name="Mgr40" draw:text-style-name="MP13" draw:layer="backgroundobjects" svg:width="5cm" svg:height="1.224cm" svg:x="0.499cm" svg:y="12.633cm">
        <text:p text:style-name="MP12"><text:span text:style-name="MT2">Dimitri Bonanni-Surprenan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32" draw:text-style-name="MP4" draw:layer="backgroundobjects" svg:width="5.917cm" svg:height="0.984cm" svg:x="19.482cm" svg:y="0.016cm" presentation:class="page-number">
        <draw:text-box>
          <text:p text:style-name="MP3"><text:page-number>&lt;number&gt;</text:page-number></text:p>
        </draw:text-box>
      </draw:frame>
      <draw:frame presentation:style-name="Mpr32" draw:text-style-name="MP18" draw:layer="backgroundobjects" svg:width="8.05cm" svg:height="0.984cm" svg:x="8.686cm" svg:y="13.016cm" presentation:class="footer">
        <draw:text-box>
          <text:p text:style-name="MP17"><presentation:footer/></text:p>
        </draw:text-box>
      </draw:frame>
      <presentation:notes style:page-layout-name="PM0">
        <draw:page-thumbnail presentation:style-name="Diapo_20_Section-title" draw:layer="backgroundobjects" svg:width="18.624cm" svg:height="10.476cm" svg:x="1.482cm" svg:y="2.123cm" presentation:class="page"/>
        <draw:frame presentation:style-name="Diapo_20_Section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_20_avec_20_puce" style:display-name="Diapo avec puce" style:page-layout-name="PM1" draw:style-name="Mdp1">
      <loext:theme loext:name="ThèmeUdeS">
        <loext:color-table loext:name="ThemeUdeS_2021">
          <loext:color loext:name="dk1" loext:color="#000000"/>
          <loext:color loext:name="lt1" loext:color="#00a955"/>
          <loext:color loext:name="dk2" loext:color="#48695c"/>
          <loext:color loext:name="lt2" loext:color="#447c59"/>
          <loext:color loext:name="accent1" loext:color="#3c8f58"/>
          <loext:color loext:name="accent2" loext:color="#59ad55"/>
          <loext:color loext:name="accent3" loext:color="#79b551"/>
          <loext:color loext:name="accent4" loext:color="#95c14e"/>
          <loext:color loext:name="accent5" loext:color="#717868"/>
          <loext:color loext:name="accent6" loext:color="#e5a938"/>
          <loext:color loext:name="hlink" loext:color="#1d1d1d"/>
          <loext:color loext:name="folHlink" loext:color="#9daf8a"/>
        </loext:color-table>
      </loext:theme>
      <draw:custom-shape draw:name="ZoneTexte 8" draw:style-name="Mgr41" draw:text-style-name="MP6" draw:layer="backgroundobjects" svg:width="10.199cm" svg:height="0.801cm" svg:x="14.5cm" svg:y="0.398cm">
        <text:p text:style-name="MP5"><text:span text:style-name="MT2">NOM DE LA FACULTÉ IC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ZoneTexte 10" draw:style-name="Mgr42" draw:text-style-name="MP6" draw:layer="backgroundobjects" svg:width="10.199cm" svg:height="0.801cm" svg:x="14.5cm" svg:y="0.398cm">
        <text:p text:style-name="MP5"><text:span text:style-name="MT2">NOM DE LA FACULTÉ IC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1" draw:style-name="Mgr5" draw:text-style-name="MP7" draw:layer="backgroundobjects" svg:width="3.667cm" svg:height="0.842cm" svg:x="21.301cm" svg:y="12.938cm">
        <draw:image xlink:href="Pictures/10000001000007BB000001C75AD6A3235B7BBEC5.png" xlink:type="simple" xlink:show="embed" xlink:actuate="onLoad" draw:mime-type="image/png">
          <text:p/>
        </draw:image>
      </draw:frame>
      <draw:frame draw:name="Image 2" draw:style-name="Mgr5" draw:text-style-name="MP7" draw:layer="backgroundobjects" svg:width="25.399cm" svg:height="1.256cm" svg:x="0cm" svg:y="0cm">
        <draw:image xlink:href="Pictures/10000000000007800000005FEBF1798927519FC4.jpg" xlink:type="simple" xlink:show="embed" xlink:actuate="onLoad" draw:mime-type="image/jpeg">
          <text:p/>
        </draw:image>
      </draw:frame>
      <draw:custom-shape draw:name="ZoneTexte 7" draw:style-name="Mgr43" draw:text-style-name="MP6" draw:layer="backgroundobjects" svg:width="8.6cm" svg:height="0.676cm" svg:x="16.3cm" svg:y="0.466cm">
        <text:p text:style-name="MP5"><text:span text:style-name="MT2">Dimitri Bonanni-Surprenan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1" presentation:style-name="Mpr35" draw:text-style-name="MP14" draw:layer="backgroundobjects" svg:width="23.602cm" svg:height="1.428cm" svg:x="1.299cm" svg:y="1.772cm" presentation:class="title" presentation:user-transformed="true">
        <draw:text-box>
          <text:p text:style-name="MP8"><text:span text:style-name="MT10">Cliquez et modifiez le titre</text:span></text:p>
        </draw:text-box>
      </draw:frame>
      <draw:frame draw:name="Espace réservé du texte 1" presentation:style-name="Mpr36" draw:text-style-name="MP21" draw:layer="backgroundobjects" svg:width="23.401cm" svg:height="8.989cm" svg:x="1.299cm" svg:y="3.355cm" presentation:class="outline" presentation:user-transformed="true">
        <draw:text-box>
          <text:list text:style-name="ML3">
            <text:list-item>
              <text:p text:style-name="MP19"><text:span text:style-name="MT11">Cliquez pour modifier les styles </text:span><text:span text:style-name="MT11">du texte du masque</text:span></text:p>
              <text:list>
                <text:list-item>
                  <text:p text:style-name="MP20"><text:span text:style-name="MT11">Deuxième niveau</text:span></text:p>
                  <text:list>
                    <text:list-item>
                      <text:p text:style-name="MP20"><text:span text:style-name="MT12">Troisième niveau</text:span></text:p>
                      <text:list>
                        <text:list-item>
                          <text:p text:style-name="MP20"><text:span text:style-name="MT12">Quatrième niveau</text:span></text:p>
                          <text:list>
                            <text:list-item>
                              <text:p text:style-name="MP20"><text:span text:style-name="MT12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iapo_20_avec_20_puce-title" draw:layer="backgroundobjects" svg:width="18.624cm" svg:height="10.476cm" svg:x="1.482cm" svg:y="2.123cm" presentation:class="page"/>
        <draw:frame presentation:style-name="Diapo_20_avec_20_puce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_20_texte" style:display-name="Diapo texte" style:page-layout-name="PM1" draw:style-name="Mdp1">
      <loext:theme loext:name="ThèmeUdeS">
        <loext:color-table loext:name="ThemeUdeS_2021">
          <loext:color loext:name="dk1" loext:color="#000000"/>
          <loext:color loext:name="lt1" loext:color="#00a955"/>
          <loext:color loext:name="dk2" loext:color="#48695c"/>
          <loext:color loext:name="lt2" loext:color="#447c59"/>
          <loext:color loext:name="accent1" loext:color="#3c8f58"/>
          <loext:color loext:name="accent2" loext:color="#59ad55"/>
          <loext:color loext:name="accent3" loext:color="#79b551"/>
          <loext:color loext:name="accent4" loext:color="#95c14e"/>
          <loext:color loext:name="accent5" loext:color="#717868"/>
          <loext:color loext:name="accent6" loext:color="#e5a938"/>
          <loext:color loext:name="hlink" loext:color="#1d1d1d"/>
          <loext:color loext:name="folHlink" loext:color="#9daf8a"/>
        </loext:color-table>
      </loext:theme>
      <draw:custom-shape draw:name="ZoneTexte 8" draw:style-name="Mgr44" draw:text-style-name="MP6" draw:layer="backgroundobjects" svg:width="10.199cm" svg:height="0.801cm" svg:x="14.5cm" svg:y="0.398cm">
        <text:p text:style-name="MP5"><text:span text:style-name="MT2">NOM DE LA FACULTÉ IC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ZoneTexte 10" draw:style-name="Mgr45" draw:text-style-name="MP6" draw:layer="backgroundobjects" svg:width="10.199cm" svg:height="0.801cm" svg:x="14.5cm" svg:y="0.398cm">
        <text:p text:style-name="MP5"><text:span text:style-name="MT2">NOM DE LA FACULTÉ IC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1" draw:style-name="Mgr5" draw:text-style-name="MP7" draw:layer="backgroundobjects" svg:width="3.667cm" svg:height="0.842cm" svg:x="21.301cm" svg:y="12.938cm">
        <draw:image xlink:href="Pictures/10000001000007BB000001C75AD6A3235B7BBEC5.png" xlink:type="simple" xlink:show="embed" xlink:actuate="onLoad" draw:mime-type="image/png">
          <text:p/>
        </draw:image>
      </draw:frame>
      <draw:frame draw:name="Image 2" draw:style-name="Mgr5" draw:text-style-name="MP7" draw:layer="backgroundobjects" svg:width="25.399cm" svg:height="1.256cm" svg:x="0cm" svg:y="0cm">
        <draw:image xlink:href="Pictures/10000000000007800000005FEBF1798927519FC4.jpg" xlink:type="simple" xlink:show="embed" xlink:actuate="onLoad" draw:mime-type="image/jpeg">
          <text:p/>
        </draw:image>
      </draw:frame>
      <draw:custom-shape draw:name="ZoneTexte 7" draw:style-name="Mgr46" draw:text-style-name="MP6" draw:layer="backgroundobjects" svg:width="8.6cm" svg:height="0.676cm" svg:x="16.3cm" svg:y="0.466cm">
        <text:p text:style-name="MP5"><text:span text:style-name="MT2">Dimitri Bonanni-Surprenan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1" presentation:style-name="Mpr39" draw:text-style-name="MP14" draw:layer="backgroundobjects" svg:width="23.602cm" svg:height="1.428cm" svg:x="1.299cm" svg:y="1.772cm" presentation:class="title" presentation:user-transformed="true">
        <draw:text-box>
          <text:p text:style-name="MP8"><text:span text:style-name="MT10">Cliquez et modifiez le titre</text:span></text:p>
        </draw:text-box>
      </draw:frame>
      <draw:frame draw:name="Espace réservé du texte 1" presentation:style-name="Mpr40" draw:text-style-name="MP21" draw:layer="backgroundobjects" svg:width="23.401cm" svg:height="8.989cm" svg:x="1.299cm" svg:y="3.355cm" presentation:class="outline" presentation:user-transformed="true">
        <draw:text-box>
          <text:list text:style-name="ML3">
            <text:list-item>
              <text:p text:style-name="MP22"><text:span text:style-name="MT11">Cliquez pour modifier les styles </text:span><text:span text:style-name="MT11">du texte du masque</text:span></text:p>
              <text:list>
                <text:list-item>
                  <text:p text:style-name="MP23"><text:span text:style-name="MT11">Deuxième niveau</text:span></text:p>
                  <text:list>
                    <text:list-item>
                      <text:p text:style-name="MP23"><text:span text:style-name="MT12">Troisième niveau</text:span></text:p>
                      <text:list>
                        <text:list-item>
                          <text:p text:style-name="MP23"><text:span text:style-name="MT12">Quatrième niveau</text:span></text:p>
                          <text:list>
                            <text:list-item>
                              <text:p text:style-name="MP23"><text:span text:style-name="MT12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iapo_20_texte-title" draw:layer="backgroundobjects" svg:width="18.624cm" svg:height="10.476cm" svg:x="1.482cm" svg:y="2.123cm" presentation:class="page"/>
        <draw:frame presentation:style-name="Diapo_20_texte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_20_avec_20_puce_20_et_20_photo" style:display-name="Diapo avec puce et photo" style:page-layout-name="PM1" draw:style-name="Mdp1">
      <loext:theme loext:name="ThèmeUdeS">
        <loext:color-table loext:name="ThemeUdeS_2021">
          <loext:color loext:name="dk1" loext:color="#000000"/>
          <loext:color loext:name="lt1" loext:color="#00a955"/>
          <loext:color loext:name="dk2" loext:color="#48695c"/>
          <loext:color loext:name="lt2" loext:color="#447c59"/>
          <loext:color loext:name="accent1" loext:color="#3c8f58"/>
          <loext:color loext:name="accent2" loext:color="#59ad55"/>
          <loext:color loext:name="accent3" loext:color="#79b551"/>
          <loext:color loext:name="accent4" loext:color="#95c14e"/>
          <loext:color loext:name="accent5" loext:color="#717868"/>
          <loext:color loext:name="accent6" loext:color="#e5a938"/>
          <loext:color loext:name="hlink" loext:color="#1d1d1d"/>
          <loext:color loext:name="folHlink" loext:color="#9daf8a"/>
        </loext:color-table>
      </loext:theme>
      <draw:custom-shape draw:name="ZoneTexte 8" draw:style-name="Mgr47" draw:text-style-name="MP6" draw:layer="backgroundobjects" svg:width="10.199cm" svg:height="0.801cm" svg:x="14.5cm" svg:y="0.398cm">
        <text:p text:style-name="MP5"><text:span text:style-name="MT2">NOM DE LA FACULTÉ IC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ZoneTexte 10" draw:style-name="Mgr48" draw:text-style-name="MP6" draw:layer="backgroundobjects" svg:width="10.199cm" svg:height="0.801cm" svg:x="14.5cm" svg:y="0.398cm">
        <text:p text:style-name="MP5"><text:span text:style-name="MT2">NOM DE LA FACULTÉ IC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1" draw:style-name="Mgr5" draw:text-style-name="MP7" draw:layer="backgroundobjects" svg:width="3.667cm" svg:height="0.842cm" svg:x="21.301cm" svg:y="12.938cm">
        <draw:image xlink:href="Pictures/10000001000007BB000001C75AD6A3235B7BBEC5.png" xlink:type="simple" xlink:show="embed" xlink:actuate="onLoad" draw:mime-type="image/png">
          <text:p/>
        </draw:image>
      </draw:frame>
      <draw:frame draw:name="Image 2" draw:style-name="Mgr5" draw:text-style-name="MP7" draw:layer="backgroundobjects" svg:width="25.399cm" svg:height="1.256cm" svg:x="0cm" svg:y="0cm">
        <draw:image xlink:href="Pictures/10000000000007800000005FEBF1798927519FC4.jpg" xlink:type="simple" xlink:show="embed" xlink:actuate="onLoad" draw:mime-type="image/jpeg">
          <text:p/>
        </draw:image>
      </draw:frame>
      <draw:custom-shape draw:name="ZoneTexte 7" draw:style-name="Mgr49" draw:text-style-name="MP6" draw:layer="backgroundobjects" svg:width="8.6cm" svg:height="0.676cm" svg:x="16.3cm" svg:y="0.466cm">
        <text:p text:style-name="MP5"><text:span text:style-name="MT2">Dimitri Bonanni-Surprenan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1" presentation:style-name="Mpr43" draw:text-style-name="MP14" draw:layer="backgroundobjects" svg:width="23.602cm" svg:height="1.428cm" svg:x="1.299cm" svg:y="1.772cm" presentation:class="title" presentation:user-transformed="true">
        <draw:text-box>
          <text:p text:style-name="MP8"><text:span text:style-name="MT10">Cliquez et modifiez le titre</text:span></text:p>
        </draw:text-box>
      </draw:frame>
      <draw:frame draw:name="Espace réservé du texte 1" presentation:style-name="Mpr44" draw:text-style-name="MP21" draw:layer="backgroundobjects" svg:width="19.401cm" svg:height="8.989cm" svg:x="1.299cm" svg:y="3.355cm" presentation:class="outline" presentation:user-transformed="true">
        <draw:text-box>
          <text:list text:style-name="ML3">
            <text:list-item>
              <text:p text:style-name="MP19"><text:span text:style-name="MT11">Cliquez pour modifier les styles </text:span><text:span text:style-name="MT11">du texte du masque</text:span></text:p>
              <text:list>
                <text:list-item>
                  <text:p text:style-name="MP20"><text:span text:style-name="MT11">Deuxième niveau</text:span></text:p>
                  <text:list>
                    <text:list-item>
                      <text:p text:style-name="MP20"><text:span text:style-name="MT12">Troisième niveau</text:span></text:p>
                      <text:list>
                        <text:list-item>
                          <text:p text:style-name="MP20"><text:span text:style-name="MT12">Quatrième niveau</text:span></text:p>
                          <text:list>
                            <text:list-item>
                              <text:p text:style-name="MP20"><text:span text:style-name="MT12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’image 15" presentation:style-name="Diapo_20_avec_20_puce_20_et_20_photo-outline1" draw:layer="backgroundobjects" svg:width="4.098cm" svg:height="2.988cm" svg:x="21.301cm" svg:y="3.355cm" presentation:class="outline" presentation:placeholder="true" presentation:user-transformed="true">
        <draw:text-box/>
      </draw:frame>
      <presentation:notes style:page-layout-name="PM0">
        <draw:page-thumbnail presentation:style-name="Diapo_20_avec_20_puce_20_et_20_photo-title" draw:layer="backgroundobjects" svg:width="18.624cm" svg:height="10.476cm" svg:x="1.482cm" svg:y="2.123cm" presentation:class="page"/>
        <draw:frame presentation:style-name="Diapo_20_avec_20_puce_20_et_20_photo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_20_avec_20_puce_20_et_20_encadre" style:display-name="Diapo avec puce et encadre" style:page-layout-name="PM1" draw:style-name="Mdp1">
      <loext:theme loext:name="ThèmeUdeS">
        <loext:color-table loext:name="ThemeUdeS_2021">
          <loext:color loext:name="dk1" loext:color="#000000"/>
          <loext:color loext:name="lt1" loext:color="#00a955"/>
          <loext:color loext:name="dk2" loext:color="#48695c"/>
          <loext:color loext:name="lt2" loext:color="#447c59"/>
          <loext:color loext:name="accent1" loext:color="#3c8f58"/>
          <loext:color loext:name="accent2" loext:color="#59ad55"/>
          <loext:color loext:name="accent3" loext:color="#79b551"/>
          <loext:color loext:name="accent4" loext:color="#95c14e"/>
          <loext:color loext:name="accent5" loext:color="#717868"/>
          <loext:color loext:name="accent6" loext:color="#e5a938"/>
          <loext:color loext:name="hlink" loext:color="#1d1d1d"/>
          <loext:color loext:name="folHlink" loext:color="#9daf8a"/>
        </loext:color-table>
      </loext:theme>
      <draw:custom-shape draw:name="ZoneTexte 8" draw:style-name="Mgr50" draw:text-style-name="MP6" draw:layer="backgroundobjects" svg:width="10.199cm" svg:height="0.801cm" svg:x="14.5cm" svg:y="0.398cm">
        <text:p text:style-name="MP5"><text:span text:style-name="MT2">NOM DE LA FACULTÉ IC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ZoneTexte 10" draw:style-name="Mgr51" draw:text-style-name="MP6" draw:layer="backgroundobjects" svg:width="10.199cm" svg:height="0.801cm" svg:x="14.5cm" svg:y="0.398cm">
        <text:p text:style-name="MP5"><text:span text:style-name="MT2">NOM DE LA FACULTÉ IC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1" draw:style-name="Mgr5" draw:text-style-name="MP7" draw:layer="backgroundobjects" svg:width="3.667cm" svg:height="0.842cm" svg:x="21.301cm" svg:y="12.938cm">
        <draw:image xlink:href="Pictures/10000001000007BB000001C75AD6A3235B7BBEC5.png" xlink:type="simple" xlink:show="embed" xlink:actuate="onLoad" draw:mime-type="image/png">
          <text:p/>
        </draw:image>
      </draw:frame>
      <draw:frame draw:name="Image 2" draw:style-name="Mgr5" draw:text-style-name="MP7" draw:layer="backgroundobjects" svg:width="25.399cm" svg:height="1.256cm" svg:x="0cm" svg:y="0cm">
        <draw:image xlink:href="Pictures/10000000000007800000005FEBF1798927519FC4.jpg" xlink:type="simple" xlink:show="embed" xlink:actuate="onLoad" draw:mime-type="image/jpeg">
          <text:p/>
        </draw:image>
      </draw:frame>
      <draw:custom-shape draw:name="ZoneTexte 7" draw:style-name="Mgr52" draw:text-style-name="MP6" draw:layer="backgroundobjects" svg:width="8.6cm" svg:height="0.676cm" svg:x="16.3cm" svg:y="0.466cm">
        <text:p text:style-name="MP5"><text:span text:style-name="MT2">Dimitri Bonanni-Surprenan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1" presentation:style-name="Mpr47" draw:text-style-name="MP14" draw:layer="backgroundobjects" svg:width="23.602cm" svg:height="1.428cm" svg:x="1.299cm" svg:y="1.772cm" presentation:class="title" presentation:user-transformed="true">
        <draw:text-box>
          <text:p text:style-name="MP8"><text:span text:style-name="MT10">Cliquez et modifiez le titre</text:span></text:p>
        </draw:text-box>
      </draw:frame>
      <draw:frame draw:name="Espace réservé du texte 1" presentation:style-name="Mpr48" draw:text-style-name="MP21" draw:layer="backgroundobjects" svg:width="15.601cm" svg:height="8.993cm" svg:x="1.299cm" svg:y="3.35cm" presentation:class="outline" presentation:user-transformed="true">
        <draw:text-box>
          <text:list text:style-name="ML3">
            <text:list-item>
              <text:p text:style-name="MP19"><text:span text:style-name="MT11">Cliquez pour modifier les styles </text:span><text:span text:style-name="MT11">du texte du masque</text:span></text:p>
              <text:list>
                <text:list-item>
                  <text:p text:style-name="MP20"><text:span text:style-name="MT11">Deuxième niveau</text:span></text:p>
                  <text:list>
                    <text:list-item>
                      <text:p text:style-name="MP20"><text:span text:style-name="MT12">Troisième niveau</text:span></text:p>
                      <text:list>
                        <text:list-item>
                          <text:p text:style-name="MP20"><text:span text:style-name="MT12">Quatrième niveau</text:span></text:p>
                          <text:list>
                            <text:list-item>
                              <text:p text:style-name="MP20"><text:span text:style-name="MT12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2" presentation:style-name="Mpr48" draw:text-style-name="MP25" draw:layer="backgroundobjects" svg:width="5.886cm" svg:height="3.356cm" svg:x="18.215cm" svg:y="3.949cm" presentation:class="outline" presentation:user-transformed="true">
        <draw:text-box>
          <text:p text:style-name="MP24"><text:span text:style-name="MT13">Cliquez pour modifier les styles du texte </text:span><text:span text:style-name="MT13">du masque</text:span></text:p>
        </draw:text-box>
      </draw:frame>
      <presentation:notes style:page-layout-name="PM0">
        <draw:page-thumbnail presentation:style-name="Diapo_20_avec_20_puce_20_et_20_encadre-title" draw:layer="backgroundobjects" svg:width="18.624cm" svg:height="10.476cm" svg:x="1.482cm" svg:y="2.123cm" presentation:class="page"/>
        <draw:frame presentation:style-name="Diapo_20_avec_20_puce_20_et_20_encadre-notes" draw:layer="backgroundobjects" svg:width="17.271cm" svg:height="12.572cm" svg:x="2.159cm" svg:y="13.271cm" presentation:class="notes" presentation:placeholder="true">
          <draw:text-box/>
        </draw:frame>
        <draw:frame presentation:style-name="Mpr4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emplate udes</dc:title>
    <meta:editing-cycles>2</meta:editing-cycles>
    <meta:creation-date>2023-04-26T21:29:32.603991999</meta:creation-date>
    <meta:editing-duration>PT1H44M20S</meta:editing-duration>
    <meta:generator>LibreOffice/7.5.2.2$Linux_X86_64 LibreOffice_project/50$Build-2</meta:generator>
    <dc:date>2023-04-26T23:13:51.735715174</dc:date>
    <meta:document-statistic meta:object-count="230"/>
    <meta:user-defined meta:name="AppVersion">16.0000</meta:user-defined>
    <meta:user-defined meta:name="PresentationFormat">Affichage à l'écran (16:9)</meta:user-defined>
    <meta:user-defined meta:name="Slides" meta:value-type="float">13</meta:user-defined>
  </office:meta>
</office:document-meta>
</file>